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"/>
    <style:font-face style:name="Courier New" svg:font-family="'Courier New'" style:font-family-generic="modern" style:font-pitch="fixed"/>
    <style:font-face style:name="Calibri2" svg:font-family="Calibri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Normal">
      <style:text-properties fo:font-size="12pt" style:font-size-asian="12pt" style:font-name-complex="Calibri" style:font-size-complex="12pt"/>
    </style:style>
    <style:style style:name="P2" style:family="paragraph" style:parent-style-name="Normal">
      <style:paragraph-properties>
        <style:tab-stops>
          <style:tab-stop style:position="3.731cm"/>
          <style:tab-stop style:position="7.96cm" style:type="center"/>
          <style:tab-stop style:position="11.562cm"/>
        </style:tab-stops>
      </style:paragraph-properties>
    </style:style>
    <style:style style:name="P3" style:family="paragraph" style:parent-style-name="Normal">
      <style:text-properties fo:font-size="14pt" fo:font-weight="bold" style:font-size-asian="14pt" style:font-weight-asian="bold" style:font-name-complex="Calibri" style:font-size-complex="14pt"/>
    </style:style>
    <style:style style:name="P4" style:family="paragraph" style:parent-style-name="List_20_Paragraph" style:list-style-name="L1">
      <style:paragraph-properties fo:margin-left="0cm" fo:margin-right="0cm" fo:margin-top="0cm" fo:margin-bottom="0.252cm" loext:contextual-spacing="false" fo:text-indent="0cm" style:auto-text-indent="false"/>
      <style:text-properties fo:font-size="12pt" officeooo:paragraph-rsid="001dabb7" style:font-size-asian="12pt" style:font-name-complex="Calibri" style:font-size-complex="12pt"/>
    </style:style>
    <style:style style:name="P5" style:family="paragraph" style:parent-style-name="List_20_Paragraph">
      <style:paragraph-properties fo:margin-top="0cm" fo:margin-bottom="0.252cm" loext:contextual-spacing="false"/>
    </style:style>
    <style:style style:name="P6" style:family="paragraph" style:parent-style-name="List_20_Paragraph">
      <style:paragraph-properties fo:margin-top="0cm" fo:margin-bottom="0.252cm" loext:contextual-spacing="false"/>
      <style:text-properties fo:font-size="12pt" officeooo:paragraph-rsid="001dabb7" style:font-size-asian="12pt" style:font-name-complex="Calibri" style:font-size-complex="12pt"/>
    </style:style>
    <style:style style:name="P7" style:family="paragraph" style:parent-style-name="Normal" style:master-page-name="MP0">
      <style:paragraph-properties style:page-number="auto" fo:break-before="page"/>
    </style:style>
    <style:style style:name="P8" style:family="paragraph" style:parent-style-name="Normal">
      <style:text-properties fo:font-size="14pt" style:font-size-asian="14pt" style:font-name-complex="Calibri" style:font-size-complex="14pt"/>
    </style:style>
    <style:style style:name="P9" style:family="paragraph">
      <style:paragraph-properties fo:margin-left="0cm" fo:margin-right="0cm" fo:margin-top="0cm" fo:margin-bottom="0.212cm" fo:line-height="90%" fo:text-align="center" fo:text-indent="0cm" style:punctuation-wrap="hanging" style:writing-mode="lr-tb">
        <style:tab-stops/>
      </style:paragraph-properties>
    </style:style>
    <style:style style:name="P10" style:family="paragraph">
      <loext:graphic-properties draw:fill="none"/>
      <style:paragraph-properties style:writing-mode="lr-tb" style:font-independent-line-spacing="false"/>
      <style:text-properties fo:font-size="12pt" style:font-size-asian="12pt" style:font-size-complex="12pt"/>
    </style:style>
    <style:style style:name="P11" style:family="paragraph">
      <loext:graphic-properties draw:fill="solid" draw:fill-color="#9bbb59" draw:opacity="90%"/>
    </style:style>
    <style:style style:name="P12" style:family="paragraph">
      <loext:graphic-properties draw:fill="solid" draw:fill-color="#9bbb59" draw:opacity="77%"/>
    </style:style>
    <style:style style:name="P13" style:family="paragraph">
      <loext:graphic-properties draw:fill="none"/>
      <style:paragraph-properties fo:text-align="center" style:writing-mode="lr-tb" style:font-independent-line-spacing="false"/>
      <style:text-properties fo:font-size="12pt" style:font-size-asian="12pt" style:font-size-complex="12pt"/>
    </style:style>
    <style:style style:name="P14" style:family="paragraph">
      <loext:graphic-properties draw:fill="solid" draw:fill-color="#9bbb59" draw:opacity="63%"/>
    </style:style>
    <style:style style:name="P15" style:family="paragraph">
      <loext:graphic-properties draw:fill="solid" draw:fill-color="#9bbb59" draw:opacity="50%"/>
    </style:style>
    <style:style style:name="P16" style:family="paragraph">
      <loext:graphic-properties draw:fill="solid" draw:fill-color="#4f81bd" draw:opacity="100%"/>
    </style:style>
    <style:style style:name="P17" style:family="paragraph">
      <style:paragraph-properties style:writing-mode="lr-tb"/>
    </style:style>
    <style:style style:name="P18" style:family="paragraph">
      <style:paragraph-properties fo:margin-top="0.101cm" fo:margin-bottom="0.111cm" style:writing-mode="lr-tb"/>
    </style:style>
    <style:style style:name="P19" style:family="paragraph">
      <style:paragraph-properties fo:margin-left="0cm" fo:margin-right="0cm" fo:margin-top="0cm" fo:margin-bottom="0.212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loext:graphic-properties draw:fill="solid" draw:fill-color="#4f81bd" draw:opacity="100%"/>
      <style:paragraph-properties style:writing-mode="lr-tb" style:font-independent-line-spacing="true"/>
    </style:style>
    <style:style style:name="P21" style:family="paragraph">
      <loext:graphic-properties draw:fill="none"/>
    </style:style>
    <style:style style:name="P22" style:family="paragraph">
      <style:paragraph-properties fo:margin-top="0cm" fo:margin-bottom="0.212cm" style:writing-mode="lr-tb"/>
    </style:style>
    <style:style style:name="P23" style:family="paragraph">
      <style:paragraph-properties fo:margin-top="0cm" fo:margin-bottom="0cm" style:writing-mode="lr-tb"/>
    </style:style>
    <style:style style:name="P24" style:family="paragraph">
      <loext:graphic-properties draw:fill="solid" draw:fill-color="#4f81bd" draw:opacity="100%"/>
      <style:paragraph-properties style:writing-mode="lr-tb" style:font-independent-line-spacing="true"/>
      <style:text-properties fo:color="#ffffff"/>
    </style:style>
    <style:style style:name="P25" style:family="paragraph">
      <loext:graphic-properties draw:fill="solid" draw:fill-color="#9bbb59" draw:opacity="100%"/>
      <style:paragraph-properties style:writing-mode="lr-tb" style:font-independent-line-spacing="true"/>
    </style:style>
    <style:style style:name="T1" style:family="text">
      <style:text-properties fo:font-size="14pt" fo:font-weight="bold" style:font-size-asian="14pt" style:font-weight-asian="bold" style:font-name-complex="Calibri" style:font-size-complex="14pt"/>
    </style:style>
    <style:style style:name="T2" style:family="text">
      <style:text-properties fo:font-size="12pt" style:font-size-asian="12pt" style:font-name-complex="Calibri" style:font-size-complex="12pt"/>
    </style:style>
    <style:style style:name="T3" style:family="text">
      <style:text-properties fo:font-size="12pt" fo:font-weight="bold" style:font-size-asian="12pt" style:font-weight-asian="bold" style:font-name-complex="Calibri" style:font-size-complex="12pt"/>
    </style:style>
    <style:style style:name="T4" style:family="text">
      <style:text-properties fo:font-size="12pt" fo:font-weight="bold" officeooo:rsid="00175f43" style:font-size-asian="12pt" style:font-weight-asian="bold" style:font-name-complex="Calibri" style:font-size-complex="12pt"/>
    </style:style>
    <style:style style:name="T5" style:family="text">
      <style:text-properties fo:font-size="12pt" fo:language="en" fo:country="CA" style:font-size-asian="12pt" style:language-asian="en" style:country-asian="CA" style:font-name-complex="Calibri" style:font-size-complex="12pt"/>
    </style:style>
    <style:style style:name="T6" style:family="text">
      <style:text-properties officeooo:rsid="001dabb7"/>
    </style:style>
    <style:style style:name="T7" style:family="text">
      <style:text-properties style:font-name="Dingbats" fo:font-size="12pt" officeooo:rsid="001dabb7" style:font-size-asian="12pt" style:font-name-complex="Calibri" style:font-size-complex="12pt"/>
    </style:style>
    <style:style style:name="T8" style:family="text">
      <style:text-properties style:font-name="Dingbats" officeooo:rsid="001dabb7"/>
    </style:style>
    <style:style style:name="T9" style:family="text">
      <style:text-properties fo:font-weight="bold" style:font-weight-asian="bold"/>
    </style:style>
    <style:style style:name="T10" style:family="text">
      <style:text-properties officeooo:rsid="001f21a4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language="en" fo:country="CA" fo:font-weight="bold" style:font-weight-asian="bold"/>
    </style:style>
    <style:style style:name="T13" style:family="text">
      <style:text-properties fo:color="#ffffff" fo:language="en" fo:country="CA" fo:font-weight="bold" style:font-weight-asian="bold"/>
    </style:style>
    <style:style style:name="T14" style:family="text">
      <style:text-properties fo:color="#ffffff" fo:language="en" fo:country="CA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11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WW_5f_CharLFO2LVL1" text:bullet-char="">
        <style:list-level-properties text:space-before="0.635cm" text:min-label-width="0.635cm"/>
        <style:text-properties style:font-name="Symbol"/>
      </text:list-level-style-bullet>
      <text:list-level-style-bullet text:level="2" text:style-name="WW_5f_CharLFO2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auto-grow-height="false" draw:auto-grow-width="false" fo:padding-top="0.053cm" fo:padding-bottom="0.053cm" fo:padding-left="0.053cm" fo:padding-right="0.053cm" fo:wrap-option="wrap" style:run-through="background"/>
    </style:style>
    <style:style style:name="gr3" style:family="graphic">
      <style:graphic-properties draw:stroke="solid" svg:stroke-width="0.071cm" svg:stroke-color="#ffffff" svg:stroke-opacity="100%" draw:fill="solid" draw:fill-color="#9bbb59" draw:opacity="90%" fo:min-height="0cm" fo:min-width="0cm" style:run-through="background"/>
    </style:style>
    <style:style style:name="gr4" style:family="graphic">
      <style:graphic-properties draw:stroke="solid" svg:stroke-width="0.071cm" svg:stroke-color="#ffffff" svg:stroke-opacity="100%" draw:fill="solid" draw:fill-color="#9bbb59" draw:opacity="77%" fo:min-height="0cm" fo:min-width="0cm" style:run-through="background"/>
    </style:style>
    <style:style style:name="gr5" style:family="graphic">
      <style:graphic-properties draw:stroke="none" draw:fill="none" draw:textarea-horizontal-align="left" draw:textarea-vertical-align="middle" draw:auto-grow-height="false" draw:auto-grow-width="false" fo:padding-top="0.053cm" fo:padding-bottom="0.053cm" fo:padding-left="0.053cm" fo:padding-right="0.053cm" fo:wrap-option="wrap" style:run-through="background"/>
    </style:style>
    <style:style style:name="gr6" style:family="graphic">
      <style:graphic-properties draw:stroke="solid" svg:stroke-width="0.071cm" svg:stroke-color="#ffffff" svg:stroke-opacity="100%" draw:fill="solid" draw:fill-color="#9bbb59" draw:opacity="63%" fo:min-height="0cm" fo:min-width="0cm" style:run-through="background"/>
    </style:style>
    <style:style style:name="gr7" style:family="graphic">
      <style:graphic-properties draw:stroke="solid" svg:stroke-width="0.071cm" svg:stroke-color="#ffffff" svg:stroke-opacity="100%" draw:fill="solid" draw:fill-color="#9bbb59" draw:opacity="50%" fo:min-height="0cm" fo:min-width="0cm" style:run-through="background"/>
    </style:style>
    <style:style style:name="gr8" style:family="graphic">
      <style:graphic-properties draw:stroke="solid" svg:stroke-width="0.071cm" svg:stroke-color="#ffffff" svg:stroke-opacity="100%" draw:fill="solid" draw:fill-color="#4f81bd" draw:opacity="100%" fo:min-height="0cm" fo:min-width="0cm" style:run-through="background"/>
    </style:style>
    <style:style style:name="gr9" style:family="graphic">
      <style:graphic-properties draw:stroke="solid" svg:stroke-width="0.071cm" svg:stroke-color="#385d8a" svg:stroke-opacity="100%" draw:fill="solid" draw:fill-color="#4f81bd" draw:opacity="100%" draw:textarea-horizontal-align="left" draw:textarea-vertical-align="middle" draw:auto-grow-height="false" draw:auto-grow-width="false" fo:min-height="2.745cm" fo:min-width="13.808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26cm" svg:stroke-color="#4a7ebb" draw:marker-end="a37" svg:stroke-opacity="100%" draw:fill="none" fo:padding-top="-0.017cm" fo:padding-bottom="-0.017cm" fo:padding-left="-0.017cm" fo:padding-right="-0.0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71cm" svg:stroke-color="#385d8a" svg:stroke-opacity="100%" draw:fill="solid" draw:fill-color="#4f81bd" draw:opacity="100%" draw:textarea-horizontal-align="left" draw:textarea-vertical-align="middle" draw:auto-grow-height="false" draw:auto-grow-width="false" fo:min-height="5.459cm" fo:min-width="13.949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71cm" svg:stroke-color="#385d8a" svg:stroke-opacity="100%" draw:fill="solid" draw:fill-color="#4f81bd" draw:opacity="100%" draw:textarea-horizontal-align="left" draw:textarea-vertical-align="middle" draw:auto-grow-height="false" draw:auto-grow-width="false" fo:min-height="2.147cm" fo:min-width="13.949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026cm" svg:stroke-color="#4a7ebb" draw:marker-end="a43" svg:stroke-opacity="100%" draw:fill="none" fo:padding-top="-0.017cm" fo:padding-bottom="-0.017cm" fo:padding-left="-0.017cm" fo:padding-right="-0.01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26cm" svg:stroke-color="#4a7ebb" draw:marker-end="a35" svg:stroke-opacity="100%" draw:fill="none" fo:padding-top="-0.017cm" fo:padding-bottom="-0.017cm" fo:padding-left="-0.017cm" fo:padding-right="-0.0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071cm" svg:stroke-color="#71893f" svg:stroke-opacity="100%" draw:fill="solid" draw:fill-color="#9bbb59" draw:opacity="100%" draw:textarea-horizontal-align="left" draw:textarea-vertical-align="middle" draw:auto-grow-height="false" draw:auto-grow-width="false" fo:min-height="3.097cm" fo:min-width="13.972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.026cm" svg:stroke-color="#4a7ebb" draw:marker-end="a40" svg:stroke-opacity="100%" draw:fill="none" fo:padding-top="-0.017cm" fo:padding-bottom="-0.017cm" fo:padding-left="-0.017cm" fo:padding-right="-0.0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Default_20_Paragraph_20_Font"><text:span text:style-name="T1">6.3 – Code Review Process</text:span></text:span></text:p>
      <text:p text:style-name="P1">The code review process will revolve around a buddy system where completed code gets <text:span text:style-name="T10">reviewed </text:span>by one of the paired team member. The teams and processes are as follow:</text:p>
      <text:p text:style-name="P2"><draw:g text:anchor-type="paragraph" draw:z-index="1" draw:name="Diagram 2" draw:style-name="gr1"><draw:custom-shape draw:style-name="gr2" draw:text-style-name="P10" svg:width="1.946cm" svg:height="1.946cm" svg:x="12.324cm" svg:y="0.842cm"><text:p text:style-name="P9"><text:span text:style-name="T11">Michel reviews code</text:span></text:p><draw:enhanced-geometry svg:viewBox="0 0 700868 700868" draw:text-areas="?f16 ?f18 ?f17 ?f19" draw:glue-points="?f12 ?f13 ?f14 ?f13 ?f14 ?f15 ?f12 ?f15 ?f12 ?f13" draw:type="non-primitive" draw:enhanced-path="M 0 0 L 700868 0 700868 700868 0 70086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00868"/><draw:equation draw:name="f7" draw:formula="?f4 / 700868"/><draw:equation draw:name="f8" draw:formula="0 * ?f5 / 700868"/><draw:equation draw:name="f9" draw:formula="0 * ?f4 / 700868"/><draw:equation draw:name="f10" draw:formula="700868 * ?f5 / 700868"/><draw:equation draw:name="f11" draw:formula="700868 * ?f4 / 70086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8" draw:text-style-name="P16" svg:width="5.506cm" svg:height="5.506cm" svg:x="8.888cm" svg:y="0.72cm"><text:p/><draw:enhanced-geometry svg:viewBox="0 0 1981847 1981847" draw:text-areas="?f47 ?f49 ?f48 ?f50" draw:glue-points="?f40 ?f41 ?f42 ?f43 ?f40 ?f44 ?f45 ?f46" draw:type="non-primitive" draw:enhanced-path="M 1851707 728769 A ?f90 ?f91 ?f92 ?f93 1851707 728769 ?f87 ?f89 W ?f94 ?f95 ?f96 ?f97 1851707 728769 ?f87 ?f89 L 1964257 1170175 1786337 1233169 1659211 1077272 1745707 1103615 A ?f137 ?f138 ?f139 ?f140 1745707 1103615 ?f134 ?f136 W ?f141 ?f142 ?f143 ?f144 1745707 1103615 ?f134 ?f136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1981847"/><draw:equation draw:name="f11" draw:formula="?f6 / 1981847"/><draw:equation draw:name="f12" draw:formula="1786337 - 990923"/><draw:equation draw:name="f13" draw:formula="1233169 - 990923"/><draw:equation draw:name="f14" draw:formula="sqrt(?f12 * ?f12 + ?f13 * ?f13 + 0 * 0)"/><draw:equation draw:name="f15" draw:formula="atan2(?f12, ?f13)"/><draw:equation draw:name="f16" draw:formula="?f15 + ?f1"/><draw:equation draw:name="f17" draw:formula="?f16 * ?f9 / ?f0"/><draw:equation draw:name="f18" draw:formula="0 - ?f17"/><draw:equation draw:name="f19" draw:formula="1851707 - 990923"/><draw:equation draw:name="f20" draw:formula="728769 - 990923"/><draw:equation draw:name="f21" draw:formula="sqrt(?f19 * ?f19 + ?f20 * ?f20 + 0 * 0)"/><draw:equation draw:name="f22" draw:formula="atan2(?f19, ?f20)"/><draw:equation draw:name="f23" draw:formula="?f22 + ?f1"/><draw:equation draw:name="f24" draw:formula="?f23 * ?f9 / ?f0"/><draw:equation draw:name="f25" draw:formula="0 - ?f24"/><draw:equation draw:name="f26" draw:formula="1877660 - 990923"/><draw:equation draw:name="f27" draw:formula="1143802 - 990923"/><draw:equation draw:name="f28" draw:formula="sqrt(?f26 * ?f26 + ?f27 * ?f27 + 0 * 0)"/><draw:equation draw:name="f29" draw:formula="atan2(?f26, ?f27)"/><draw:equation draw:name="f30" draw:formula="?f29 + ?f1"/><draw:equation draw:name="f31" draw:formula="?f30 * ?f9 / ?f0"/><draw:equation draw:name="f32" draw:formula="0 - ?f31"/><draw:equation draw:name="f33" draw:formula="1659211 - 990923"/><draw:equation draw:name="f34" draw:formula="1077272 - 990923"/><draw:equation draw:name="f35" draw:formula="sqrt(?f33 * ?f33 + ?f34 * ?f34 + 0 * 0)"/><draw:equation draw:name="f36" draw:formula="atan2(?f33, ?f34)"/><draw:equation draw:name="f37" draw:formula="?f36 + ?f1"/><draw:equation draw:name="f38" draw:formula="?f37 * ?f9 / ?f0"/><draw:equation draw:name="f39" draw:formula="0 - ?f38"/><draw:equation draw:name="f40" draw:formula="1786337 / ?f10"/><draw:equation draw:name="f41" draw:formula="748678 / ?f11"/><draw:equation draw:name="f42" draw:formula="1964257 / ?f10"/><draw:equation draw:name="f43" draw:formula="1170175 / ?f11"/><draw:equation draw:name="f44" draw:formula="1233169 / ?f11"/><draw:equation draw:name="f45" draw:formula="1659211 / ?f10"/><draw:equation draw:name="f46" draw:formula="1077272 / ?f11"/><draw:equation draw:name="f47" draw:formula="354656 / ?f10"/><draw:equation draw:name="f48" draw:formula="1627191 / ?f10"/><draw:equation draw:name="f49" draw:formula="354656 / ?f11"/><draw:equation draw:name="f50" draw:formula="1627191 / ?f11"/><draw:equation draw:name="f51" draw:formula="21550000 - 1603212"/><draw:equation draw:name="f52" draw:formula="if(?f51, 1603212, 21550000)"/><draw:equation draw:name="f53" draw:formula="-21550000 - ?f52"/><draw:equation draw:name="f54" draw:formula="if(?f53, -21550000, ?f52)"/><draw:equation draw:name="f55" draw:formula="20583704 + ?f54"/><draw:equation draw:name="f56" draw:formula="20583704 + ?f1"/><draw:equation draw:name="f57" draw:formula="?f56 * ?f8 / ?f0"/><draw:equation draw:name="f58" draw:formula="0 - ?f57"/><draw:equation draw:name="f59" draw:formula="cos(?f58)"/><draw:equation draw:name="f60" draw:formula="0 - ?f59"/><draw:equation draw:name="f61" draw:formula="?f60 * 899818"/><draw:equation draw:name="f62" draw:formula="sin(?f58)"/><draw:equation draw:name="f63" draw:formula="0 - ?f62"/><draw:equation draw:name="f64" draw:formula="?f63 * 899818"/><draw:equation draw:name="f65" draw:formula="sqrt(?f61 * ?f61 + ?f64 * ?f64 + 0 * 0)"/><draw:equation draw:name="f66" draw:formula="899818 * 899818 / ?f65"/><draw:equation draw:name="f67" draw:formula="?f63 * ?f66"/><draw:equation draw:name="f68" draw:formula="1851707 - ?f67"/><draw:equation draw:name="f69" draw:formula="?f60 * ?f66"/><draw:equation draw:name="f70" draw:formula="728769 - ?f69"/><draw:equation draw:name="f71" draw:formula="?f68 - 899818"/><draw:equation draw:name="f72" draw:formula="?f70 - 899818"/><draw:equation draw:name="f73" draw:formula="?f68 + 899818"/><draw:equation draw:name="f74" draw:formula="?f70 + 899818"/><draw:equation draw:name="f75" draw:formula="?f55 + ?f1"/><draw:equation draw:name="f76" draw:formula="?f75 * ?f8 / ?f0"/><draw:equation draw:name="f77" draw:formula="0 - ?f76"/><draw:equation draw:name="f78" draw:formula="cos(?f77)"/><draw:equation draw:name="f79" draw:formula="0 - ?f78"/><draw:equation draw:name="f80" draw:formula="?f79 * 899818"/><draw:equation draw:name="f81" draw:formula="sin(?f77)"/><draw:equation draw:name="f82" draw:formula="0 - ?f81"/><draw:equation draw:name="f83" draw:formula="?f82 * 899818"/><draw:equation draw:name="f84" draw:formula="sqrt(?f80 * ?f80 + ?f83 * ?f83 + 0 * 0)"/><draw:equation draw:name="f85" draw:formula="899818 * 899818 / ?f84"/><draw:equation draw:name="f86" draw:formula="?f82 * ?f85"/><draw:equation draw:name="f87" draw:formula="?f68 + ?f86"/><draw:equation draw:name="f88" draw:formula="?f79 * ?f85"/><draw:equation draw:name="f89" draw:formula="?f70 + ?f88"/><draw:equation draw:name="f90" draw:formula="if(?f54, 1851707, ?f71)"/><draw:equation draw:name="f91" draw:formula="if(?f54, 728769, ?f72)"/><draw:equation draw:name="f92" draw:formula="if(?f54, 1851707, ?f73)"/><draw:equation draw:name="f93" draw:formula="if(?f54, 728769, ?f74)"/><draw:equation draw:name="f94" draw:formula="if(?f54, ?f71, ?f87)"/><draw:equation draw:name="f95" draw:formula="if(?f54, ?f72, ?f89)"/><draw:equation draw:name="f96" draw:formula="if(?f54, ?f73, ?f87)"/><draw:equation draw:name="f97" draw:formula="if(?f54, ?f74, ?f89)"/><draw:equation draw:name="f98" draw:formula="21550000 - -1525799"/><draw:equation draw:name="f99" draw:formula="if(?f98, -1525799, 21550000)"/><draw:equation draw:name="f100" draw:formula="-21550000 - ?f99"/><draw:equation draw:name="f101" draw:formula="if(?f100, -21550000, ?f99)"/><draw:equation draw:name="f102" draw:formula="509503 + ?f101"/><draw:equation draw:name="f103" draw:formula="509503 + ?f1"/><draw:equation draw:name="f104" draw:formula="?f103 * ?f8 / ?f0"/><draw:equation draw:name="f105" draw:formula="0 - ?f104"/><draw:equation draw:name="f106" draw:formula="cos(?f105)"/><draw:equation draw:name="f107" draw:formula="0 - ?f106"/><draw:equation draw:name="f108" draw:formula="?f107 * 763150"/><draw:equation draw:name="f109" draw:formula="sin(?f105)"/><draw:equation draw:name="f110" draw:formula="0 - ?f109"/><draw:equation draw:name="f111" draw:formula="?f110 * 763150"/><draw:equation draw:name="f112" draw:formula="sqrt(?f108 * ?f108 + ?f111 * ?f111 + 0 * 0)"/><draw:equation draw:name="f113" draw:formula="763150 * 763150 / ?f112"/><draw:equation draw:name="f114" draw:formula="?f110 * ?f113"/><draw:equation draw:name="f115" draw:formula="1745707 - ?f114"/><draw:equation draw:name="f116" draw:formula="?f107 * ?f113"/><draw:equation draw:name="f117" draw:formula="1103615 - ?f116"/><draw:equation draw:name="f118" draw:formula="?f115 - 763150"/><draw:equation draw:name="f119" draw:formula="?f117 - 763150"/><draw:equation draw:name="f120" draw:formula="?f115 + 763150"/><draw:equation draw:name="f121" draw:formula="?f117 + 763150"/><draw:equation draw:name="f122" draw:formula="?f102 + ?f1"/><draw:equation draw:name="f123" draw:formula="?f122 * ?f8 / ?f0"/><draw:equation draw:name="f124" draw:formula="0 - ?f123"/><draw:equation draw:name="f125" draw:formula="cos(?f124)"/><draw:equation draw:name="f126" draw:formula="0 - ?f125"/><draw:equation draw:name="f127" draw:formula="?f126 * 763150"/><draw:equation draw:name="f128" draw:formula="sin(?f124)"/><draw:equation draw:name="f129" draw:formula="0 - ?f128"/><draw:equation draw:name="f130" draw:formula="?f129 * 763150"/><draw:equation draw:name="f131" draw:formula="sqrt(?f127 * ?f127 + ?f130 * ?f130 + 0 * 0)"/><draw:equation draw:name="f132" draw:formula="763150 * 763150 / ?f131"/><draw:equation draw:name="f133" draw:formula="?f129 * ?f132"/><draw:equation draw:name="f134" draw:formula="?f115 + ?f133"/><draw:equation draw:name="f135" draw:formula="?f126 * ?f132"/><draw:equation draw:name="f136" draw:formula="?f117 + ?f135"/><draw:equation draw:name="f137" draw:formula="if(?f101, 1745707, ?f118)"/><draw:equation draw:name="f138" draw:formula="if(?f101, 1103615, ?f119)"/><draw:equation draw:name="f139" draw:formula="if(?f101, 1745707, ?f120)"/><draw:equation draw:name="f140" draw:formula="if(?f101, 1103615, ?f121)"/><draw:equation draw:name="f141" draw:formula="if(?f101, ?f118, ?f134)"/><draw:equation draw:name="f142" draw:formula="if(?f101, ?f119, ?f136)"/><draw:equation draw:name="f143" draw:formula="if(?f101, ?f120, ?f134)"/><draw:equation draw:name="f144" draw:formula="if(?f101, ?f121, ?f136)"/></draw:enhanced-geometry></draw:custom-shape><draw:custom-shape draw:style-name="gr2" draw:text-style-name="P10" svg:width="1.946cm" svg:height="1.946cm" svg:x="12.324cm" svg:y="4.153cm"><text:p text:style-name="P9"><text:span text:style-name="T11">Michel writes code</text:span></text:p><draw:enhanced-geometry svg:viewBox="0 0 700868 700868" draw:text-areas="?f16 ?f18 ?f17 ?f19" draw:glue-points="?f12 ?f13 ?f14 ?f13 ?f14 ?f15 ?f12 ?f15 ?f12 ?f13" draw:type="non-primitive" draw:enhanced-path="M 0 0 L 700868 0 700868 700868 0 70086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00868"/><draw:equation draw:name="f7" draw:formula="?f4 / 700868"/><draw:equation draw:name="f8" draw:formula="0 * ?f5 / 700868"/><draw:equation draw:name="f9" draw:formula="0 * ?f4 / 700868"/><draw:equation draw:name="f10" draw:formula="700868 * ?f5 / 700868"/><draw:equation draw:name="f11" draw:formula="700868 * ?f4 / 70086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8" draw:text-style-name="P16" svg:width="5.506cm" svg:height="5.506cm" svg:x="8.888cm" svg:y="0.72cm"><text:p/><draw:enhanced-geometry svg:viewBox="0 0 1981847 1981847" draw:text-areas="?f47 ?f49 ?f48 ?f50" draw:glue-points="?f40 ?f41 ?f42 ?f43 ?f44 ?f41 ?f45 ?f46" draw:type="non-primitive" draw:enhanced-path="M 1253078 1851707 A ?f90 ?f91 ?f92 ?f93 1253078 1851707 ?f87 ?f89 W ?f94 ?f95 ?f96 ?f97 1253078 1851707 ?f87 ?f89 L 811672 1964257 748678 1786337 904575 1659211 878232 1745707 A ?f137 ?f138 ?f139 ?f140 878232 1745707 ?f134 ?f136 W ?f141 ?f142 ?f143 ?f144 878232 1745707 ?f134 ?f136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1981847"/><draw:equation draw:name="f11" draw:formula="?f6 / 1981847"/><draw:equation draw:name="f12" draw:formula="748678 - 990923"/><draw:equation draw:name="f13" draw:formula="1786337 - 990923"/><draw:equation draw:name="f14" draw:formula="sqrt(?f12 * ?f12 + ?f13 * ?f13 + 0 * 0)"/><draw:equation draw:name="f15" draw:formula="atan2(?f12, ?f13)"/><draw:equation draw:name="f16" draw:formula="?f15 + ?f1"/><draw:equation draw:name="f17" draw:formula="?f16 * ?f9 / ?f0"/><draw:equation draw:name="f18" draw:formula="0 - ?f17"/><draw:equation draw:name="f19" draw:formula="1253078 - 990923"/><draw:equation draw:name="f20" draw:formula="1851707 - 990923"/><draw:equation draw:name="f21" draw:formula="sqrt(?f19 * ?f19 + ?f20 * ?f20 + 0 * 0)"/><draw:equation draw:name="f22" draw:formula="atan2(?f19, ?f20)"/><draw:equation draw:name="f23" draw:formula="?f22 + ?f1"/><draw:equation draw:name="f24" draw:formula="?f23 * ?f9 / ?f0"/><draw:equation draw:name="f25" draw:formula="0 - ?f24"/><draw:equation draw:name="f26" draw:formula="838045 - 990923"/><draw:equation draw:name="f27" draw:formula="1877660 - 990923"/><draw:equation draw:name="f28" draw:formula="sqrt(?f26 * ?f26 + ?f27 * ?f27 + 0 * 0)"/><draw:equation draw:name="f29" draw:formula="atan2(?f26, ?f27)"/><draw:equation draw:name="f30" draw:formula="?f29 + ?f1"/><draw:equation draw:name="f31" draw:formula="?f30 * ?f9 / ?f0"/><draw:equation draw:name="f32" draw:formula="0 - ?f31"/><draw:equation draw:name="f33" draw:formula="904575 - 990923"/><draw:equation draw:name="f34" draw:formula="1659211 - 990923"/><draw:equation draw:name="f35" draw:formula="sqrt(?f33 * ?f33 + ?f34 * ?f34 + 0 * 0)"/><draw:equation draw:name="f36" draw:formula="atan2(?f33, ?f34)"/><draw:equation draw:name="f37" draw:formula="?f36 + ?f1"/><draw:equation draw:name="f38" draw:formula="?f37 * ?f9 / ?f0"/><draw:equation draw:name="f39" draw:formula="0 - ?f38"/><draw:equation draw:name="f40" draw:formula="1233169 / ?f10"/><draw:equation draw:name="f41" draw:formula="1786337 / ?f11"/><draw:equation draw:name="f42" draw:formula="811672 / ?f10"/><draw:equation draw:name="f43" draw:formula="1964257 / ?f11"/><draw:equation draw:name="f44" draw:formula="748678 / ?f10"/><draw:equation draw:name="f45" draw:formula="904575 / ?f10"/><draw:equation draw:name="f46" draw:formula="1659211 / ?f11"/><draw:equation draw:name="f47" draw:formula="354656 / ?f10"/><draw:equation draw:name="f48" draw:formula="1627191 / ?f10"/><draw:equation draw:name="f49" draw:formula="354656 / ?f11"/><draw:equation draw:name="f50" draw:formula="1627191 / ?f11"/><draw:equation draw:name="f51" draw:formula="21550000 - 1603212"/><draw:equation draw:name="f52" draw:formula="if(?f51, 1603212, 21550000)"/><draw:equation draw:name="f53" draw:formula="-21550000 - ?f52"/><draw:equation draw:name="f54" draw:formula="if(?f53, -21550000, ?f52)"/><draw:equation draw:name="f55" draw:formula="4383704 + ?f54"/><draw:equation draw:name="f56" draw:formula="4383704 + ?f1"/><draw:equation draw:name="f57" draw:formula="?f56 * ?f8 / ?f0"/><draw:equation draw:name="f58" draw:formula="0 - ?f57"/><draw:equation draw:name="f59" draw:formula="cos(?f58)"/><draw:equation draw:name="f60" draw:formula="0 - ?f59"/><draw:equation draw:name="f61" draw:formula="?f60 * 899818"/><draw:equation draw:name="f62" draw:formula="sin(?f58)"/><draw:equation draw:name="f63" draw:formula="0 - ?f62"/><draw:equation draw:name="f64" draw:formula="?f63 * 899818"/><draw:equation draw:name="f65" draw:formula="sqrt(?f61 * ?f61 + ?f64 * ?f64 + 0 * 0)"/><draw:equation draw:name="f66" draw:formula="899818 * 899818 / ?f65"/><draw:equation draw:name="f67" draw:formula="?f63 * ?f66"/><draw:equation draw:name="f68" draw:formula="1253078 - ?f67"/><draw:equation draw:name="f69" draw:formula="?f60 * ?f66"/><draw:equation draw:name="f70" draw:formula="1851707 - ?f69"/><draw:equation draw:name="f71" draw:formula="?f68 - 899818"/><draw:equation draw:name="f72" draw:formula="?f70 - 899818"/><draw:equation draw:name="f73" draw:formula="?f68 + 899818"/><draw:equation draw:name="f74" draw:formula="?f70 + 899818"/><draw:equation draw:name="f75" draw:formula="?f55 + ?f1"/><draw:equation draw:name="f76" draw:formula="?f75 * ?f8 / ?f0"/><draw:equation draw:name="f77" draw:formula="0 - ?f76"/><draw:equation draw:name="f78" draw:formula="cos(?f77)"/><draw:equation draw:name="f79" draw:formula="0 - ?f78"/><draw:equation draw:name="f80" draw:formula="?f79 * 899818"/><draw:equation draw:name="f81" draw:formula="sin(?f77)"/><draw:equation draw:name="f82" draw:formula="0 - ?f81"/><draw:equation draw:name="f83" draw:formula="?f82 * 899818"/><draw:equation draw:name="f84" draw:formula="sqrt(?f80 * ?f80 + ?f83 * ?f83 + 0 * 0)"/><draw:equation draw:name="f85" draw:formula="899818 * 899818 / ?f84"/><draw:equation draw:name="f86" draw:formula="?f82 * ?f85"/><draw:equation draw:name="f87" draw:formula="?f68 + ?f86"/><draw:equation draw:name="f88" draw:formula="?f79 * ?f85"/><draw:equation draw:name="f89" draw:formula="?f70 + ?f88"/><draw:equation draw:name="f90" draw:formula="if(?f54, 1253078, ?f71)"/><draw:equation draw:name="f91" draw:formula="if(?f54, 1851707, ?f72)"/><draw:equation draw:name="f92" draw:formula="if(?f54, 1253078, ?f73)"/><draw:equation draw:name="f93" draw:formula="if(?f54, 1851707, ?f74)"/><draw:equation draw:name="f94" draw:formula="if(?f54, ?f71, ?f87)"/><draw:equation draw:name="f95" draw:formula="if(?f54, ?f72, ?f89)"/><draw:equation draw:name="f96" draw:formula="if(?f54, ?f73, ?f87)"/><draw:equation draw:name="f97" draw:formula="if(?f54, ?f74, ?f89)"/><draw:equation draw:name="f98" draw:formula="21550000 - -1525799"/><draw:equation draw:name="f99" draw:formula="if(?f98, -1525799, 21550000)"/><draw:equation draw:name="f100" draw:formula="-21550000 - ?f99"/><draw:equation draw:name="f101" draw:formula="if(?f100, -21550000, ?f99)"/><draw:equation draw:name="f102" draw:formula="5909503 + ?f101"/><draw:equation draw:name="f103" draw:formula="5909503 + ?f1"/><draw:equation draw:name="f104" draw:formula="?f103 * ?f8 / ?f0"/><draw:equation draw:name="f105" draw:formula="0 - ?f104"/><draw:equation draw:name="f106" draw:formula="cos(?f105)"/><draw:equation draw:name="f107" draw:formula="0 - ?f106"/><draw:equation draw:name="f108" draw:formula="?f107 * 763150"/><draw:equation draw:name="f109" draw:formula="sin(?f105)"/><draw:equation draw:name="f110" draw:formula="0 - ?f109"/><draw:equation draw:name="f111" draw:formula="?f110 * 763150"/><draw:equation draw:name="f112" draw:formula="sqrt(?f108 * ?f108 + ?f111 * ?f111 + 0 * 0)"/><draw:equation draw:name="f113" draw:formula="763150 * 763150 / ?f112"/><draw:equation draw:name="f114" draw:formula="?f110 * ?f113"/><draw:equation draw:name="f115" draw:formula="878232 - ?f114"/><draw:equation draw:name="f116" draw:formula="?f107 * ?f113"/><draw:equation draw:name="f117" draw:formula="1745707 - ?f116"/><draw:equation draw:name="f118" draw:formula="?f115 - 763150"/><draw:equation draw:name="f119" draw:formula="?f117 - 763150"/><draw:equation draw:name="f120" draw:formula="?f115 + 763150"/><draw:equation draw:name="f121" draw:formula="?f117 + 763150"/><draw:equation draw:name="f122" draw:formula="?f102 + ?f1"/><draw:equation draw:name="f123" draw:formula="?f122 * ?f8 / ?f0"/><draw:equation draw:name="f124" draw:formula="0 - ?f123"/><draw:equation draw:name="f125" draw:formula="cos(?f124)"/><draw:equation draw:name="f126" draw:formula="0 - ?f125"/><draw:equation draw:name="f127" draw:formula="?f126 * 763150"/><draw:equation draw:name="f128" draw:formula="sin(?f124)"/><draw:equation draw:name="f129" draw:formula="0 - ?f128"/><draw:equation draw:name="f130" draw:formula="?f129 * 763150"/><draw:equation draw:name="f131" draw:formula="sqrt(?f127 * ?f127 + ?f130 * ?f130 + 0 * 0)"/><draw:equation draw:name="f132" draw:formula="763150 * 763150 / ?f131"/><draw:equation draw:name="f133" draw:formula="?f129 * ?f132"/><draw:equation draw:name="f134" draw:formula="?f115 + ?f133"/><draw:equation draw:name="f135" draw:formula="?f126 * ?f132"/><draw:equation draw:name="f136" draw:formula="?f117 + ?f135"/><draw:equation draw:name="f137" draw:formula="if(?f101, 878232, ?f118)"/><draw:equation draw:name="f138" draw:formula="if(?f101, 1745707, ?f119)"/><draw:equation draw:name="f139" draw:formula="if(?f101, 878232, ?f120)"/><draw:equation draw:name="f140" draw:formula="if(?f101, 1745707, ?f121)"/><draw:equation draw:name="f141" draw:formula="if(?f101, ?f118, ?f134)"/><draw:equation draw:name="f142" draw:formula="if(?f101, ?f119, ?f136)"/><draw:equation draw:name="f143" draw:formula="if(?f101, ?f120, ?f134)"/><draw:equation draw:name="f144" draw:formula="if(?f101, ?f121, ?f136)"/></draw:enhanced-geometry></draw:custom-shape><draw:custom-shape draw:style-name="gr2" draw:text-style-name="P10" svg:width="1.946cm" svg:height="1.946cm" svg:x="9.013cm" svg:y="4.153cm"><text:p text:style-name="P9"><text:span text:style-name="T11">Jace reviews code</text:span></text:p><draw:enhanced-geometry svg:viewBox="0 0 700868 700868" draw:text-areas="?f16 ?f18 ?f17 ?f19" draw:glue-points="?f12 ?f13 ?f14 ?f13 ?f14 ?f15 ?f12 ?f15 ?f12 ?f13" draw:type="non-primitive" draw:enhanced-path="M 0 0 L 700868 0 700868 700868 0 70086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00868"/><draw:equation draw:name="f7" draw:formula="?f4 / 700868"/><draw:equation draw:name="f8" draw:formula="0 * ?f5 / 700868"/><draw:equation draw:name="f9" draw:formula="0 * ?f4 / 700868"/><draw:equation draw:name="f10" draw:formula="700868 * ?f5 / 700868"/><draw:equation draw:name="f11" draw:formula="700868 * ?f4 / 70086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8" draw:text-style-name="P16" svg:width="5.506cm" svg:height="5.506cm" svg:x="8.888cm" svg:y="0.72cm"><text:p/><draw:enhanced-geometry svg:viewBox="0 0 1981847 1981847" draw:text-areas="?f47 ?f49 ?f48 ?f50" draw:glue-points="?f40 ?f41 ?f42 ?f43 ?f40 ?f44 ?f45 ?f46" draw:type="non-primitive" draw:enhanced-path="M 130140 1253078 A ?f90 ?f91 ?f92 ?f93 130140 1253078 ?f87 ?f89 W ?f94 ?f95 ?f96 ?f97 130140 1253078 ?f87 ?f89 L 17590 811672 195510 748678 322636 904575 236140 878232 A ?f137 ?f138 ?f139 ?f140 236140 878232 ?f134 ?f136 W ?f141 ?f142 ?f143 ?f144 236140 878232 ?f134 ?f136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1981847"/><draw:equation draw:name="f11" draw:formula="?f6 / 1981847"/><draw:equation draw:name="f12" draw:formula="195510 - 990923"/><draw:equation draw:name="f13" draw:formula="748678 - 990923"/><draw:equation draw:name="f14" draw:formula="sqrt(?f12 * ?f12 + ?f13 * ?f13 + 0 * 0)"/><draw:equation draw:name="f15" draw:formula="atan2(?f12, ?f13)"/><draw:equation draw:name="f16" draw:formula="?f15 + ?f1"/><draw:equation draw:name="f17" draw:formula="?f16 * ?f9 / ?f0"/><draw:equation draw:name="f18" draw:formula="0 - ?f17"/><draw:equation draw:name="f19" draw:formula="130140 - 990923"/><draw:equation draw:name="f20" draw:formula="1253078 - 990923"/><draw:equation draw:name="f21" draw:formula="sqrt(?f19 * ?f19 + ?f20 * ?f20 + 0 * 0)"/><draw:equation draw:name="f22" draw:formula="atan2(?f19, ?f20)"/><draw:equation draw:name="f23" draw:formula="?f22 + ?f1"/><draw:equation draw:name="f24" draw:formula="?f23 * ?f9 / ?f0"/><draw:equation draw:name="f25" draw:formula="0 - ?f24"/><draw:equation draw:name="f26" draw:formula="104187 - 990923"/><draw:equation draw:name="f27" draw:formula="838045 - 990923"/><draw:equation draw:name="f28" draw:formula="sqrt(?f26 * ?f26 + ?f27 * ?f27 + 0 * 0)"/><draw:equation draw:name="f29" draw:formula="atan2(?f26, ?f27)"/><draw:equation draw:name="f30" draw:formula="?f29 + ?f1"/><draw:equation draw:name="f31" draw:formula="?f30 * ?f9 / ?f0"/><draw:equation draw:name="f32" draw:formula="0 - ?f31"/><draw:equation draw:name="f33" draw:formula="322636 - 990923"/><draw:equation draw:name="f34" draw:formula="904575 - 990923"/><draw:equation draw:name="f35" draw:formula="sqrt(?f33 * ?f33 + ?f34 * ?f34 + 0 * 0)"/><draw:equation draw:name="f36" draw:formula="atan2(?f33, ?f34)"/><draw:equation draw:name="f37" draw:formula="?f36 + ?f1"/><draw:equation draw:name="f38" draw:formula="?f37 * ?f9 / ?f0"/><draw:equation draw:name="f39" draw:formula="0 - ?f38"/><draw:equation draw:name="f40" draw:formula="195510 / ?f10"/><draw:equation draw:name="f41" draw:formula="1233169 / ?f11"/><draw:equation draw:name="f42" draw:formula="17590 / ?f10"/><draw:equation draw:name="f43" draw:formula="811672 / ?f11"/><draw:equation draw:name="f44" draw:formula="748678 / ?f11"/><draw:equation draw:name="f45" draw:formula="322636 / ?f10"/><draw:equation draw:name="f46" draw:formula="904575 / ?f11"/><draw:equation draw:name="f47" draw:formula="354656 / ?f10"/><draw:equation draw:name="f48" draw:formula="1627191 / ?f10"/><draw:equation draw:name="f49" draw:formula="354656 / ?f11"/><draw:equation draw:name="f50" draw:formula="1627191 / ?f11"/><draw:equation draw:name="f51" draw:formula="21550000 - 1603212"/><draw:equation draw:name="f52" draw:formula="if(?f51, 1603212, 21550000)"/><draw:equation draw:name="f53" draw:formula="-21550000 - ?f52"/><draw:equation draw:name="f54" draw:formula="if(?f53, -21550000, ?f52)"/><draw:equation draw:name="f55" draw:formula="9783704 + ?f54"/><draw:equation draw:name="f56" draw:formula="9783704 + ?f1"/><draw:equation draw:name="f57" draw:formula="?f56 * ?f8 / ?f0"/><draw:equation draw:name="f58" draw:formula="0 - ?f57"/><draw:equation draw:name="f59" draw:formula="cos(?f58)"/><draw:equation draw:name="f60" draw:formula="0 - ?f59"/><draw:equation draw:name="f61" draw:formula="?f60 * 899818"/><draw:equation draw:name="f62" draw:formula="sin(?f58)"/><draw:equation draw:name="f63" draw:formula="0 - ?f62"/><draw:equation draw:name="f64" draw:formula="?f63 * 899818"/><draw:equation draw:name="f65" draw:formula="sqrt(?f61 * ?f61 + ?f64 * ?f64 + 0 * 0)"/><draw:equation draw:name="f66" draw:formula="899818 * 899818 / ?f65"/><draw:equation draw:name="f67" draw:formula="?f63 * ?f66"/><draw:equation draw:name="f68" draw:formula="130140 - ?f67"/><draw:equation draw:name="f69" draw:formula="?f60 * ?f66"/><draw:equation draw:name="f70" draw:formula="1253078 - ?f69"/><draw:equation draw:name="f71" draw:formula="?f68 - 899818"/><draw:equation draw:name="f72" draw:formula="?f70 - 899818"/><draw:equation draw:name="f73" draw:formula="?f68 + 899818"/><draw:equation draw:name="f74" draw:formula="?f70 + 899818"/><draw:equation draw:name="f75" draw:formula="?f55 + ?f1"/><draw:equation draw:name="f76" draw:formula="?f75 * ?f8 / ?f0"/><draw:equation draw:name="f77" draw:formula="0 - ?f76"/><draw:equation draw:name="f78" draw:formula="cos(?f77)"/><draw:equation draw:name="f79" draw:formula="0 - ?f78"/><draw:equation draw:name="f80" draw:formula="?f79 * 899818"/><draw:equation draw:name="f81" draw:formula="sin(?f77)"/><draw:equation draw:name="f82" draw:formula="0 - ?f81"/><draw:equation draw:name="f83" draw:formula="?f82 * 899818"/><draw:equation draw:name="f84" draw:formula="sqrt(?f80 * ?f80 + ?f83 * ?f83 + 0 * 0)"/><draw:equation draw:name="f85" draw:formula="899818 * 899818 / ?f84"/><draw:equation draw:name="f86" draw:formula="?f82 * ?f85"/><draw:equation draw:name="f87" draw:formula="?f68 + ?f86"/><draw:equation draw:name="f88" draw:formula="?f79 * ?f85"/><draw:equation draw:name="f89" draw:formula="?f70 + ?f88"/><draw:equation draw:name="f90" draw:formula="if(?f54, 130140, ?f71)"/><draw:equation draw:name="f91" draw:formula="if(?f54, 1253078, ?f72)"/><draw:equation draw:name="f92" draw:formula="if(?f54, 130140, ?f73)"/><draw:equation draw:name="f93" draw:formula="if(?f54, 1253078, ?f74)"/><draw:equation draw:name="f94" draw:formula="if(?f54, ?f71, ?f87)"/><draw:equation draw:name="f95" draw:formula="if(?f54, ?f72, ?f89)"/><draw:equation draw:name="f96" draw:formula="if(?f54, ?f73, ?f87)"/><draw:equation draw:name="f97" draw:formula="if(?f54, ?f74, ?f89)"/><draw:equation draw:name="f98" draw:formula="21550000 - -1525799"/><draw:equation draw:name="f99" draw:formula="if(?f98, -1525799, 21550000)"/><draw:equation draw:name="f100" draw:formula="-21550000 - ?f99"/><draw:equation draw:name="f101" draw:formula="if(?f100, -21550000, ?f99)"/><draw:equation draw:name="f102" draw:formula="11309503 + ?f101"/><draw:equation draw:name="f103" draw:formula="11309503 + ?f1"/><draw:equation draw:name="f104" draw:formula="?f103 * ?f8 / ?f0"/><draw:equation draw:name="f105" draw:formula="0 - ?f104"/><draw:equation draw:name="f106" draw:formula="cos(?f105)"/><draw:equation draw:name="f107" draw:formula="0 - ?f106"/><draw:equation draw:name="f108" draw:formula="?f107 * 763150"/><draw:equation draw:name="f109" draw:formula="sin(?f105)"/><draw:equation draw:name="f110" draw:formula="0 - ?f109"/><draw:equation draw:name="f111" draw:formula="?f110 * 763150"/><draw:equation draw:name="f112" draw:formula="sqrt(?f108 * ?f108 + ?f111 * ?f111 + 0 * 0)"/><draw:equation draw:name="f113" draw:formula="763150 * 763150 / ?f112"/><draw:equation draw:name="f114" draw:formula="?f110 * ?f113"/><draw:equation draw:name="f115" draw:formula="236140 - ?f114"/><draw:equation draw:name="f116" draw:formula="?f107 * ?f113"/><draw:equation draw:name="f117" draw:formula="878232 - ?f116"/><draw:equation draw:name="f118" draw:formula="?f115 - 763150"/><draw:equation draw:name="f119" draw:formula="?f117 - 763150"/><draw:equation draw:name="f120" draw:formula="?f115 + 763150"/><draw:equation draw:name="f121" draw:formula="?f117 + 763150"/><draw:equation draw:name="f122" draw:formula="?f102 + ?f1"/><draw:equation draw:name="f123" draw:formula="?f122 * ?f8 / ?f0"/><draw:equation draw:name="f124" draw:formula="0 - ?f123"/><draw:equation draw:name="f125" draw:formula="cos(?f124)"/><draw:equation draw:name="f126" draw:formula="0 - ?f125"/><draw:equation draw:name="f127" draw:formula="?f126 * 763150"/><draw:equation draw:name="f128" draw:formula="sin(?f124)"/><draw:equation draw:name="f129" draw:formula="0 - ?f128"/><draw:equation draw:name="f130" draw:formula="?f129 * 763150"/><draw:equation draw:name="f131" draw:formula="sqrt(?f127 * ?f127 + ?f130 * ?f130 + 0 * 0)"/><draw:equation draw:name="f132" draw:formula="763150 * 763150 / ?f131"/><draw:equation draw:name="f133" draw:formula="?f129 * ?f132"/><draw:equation draw:name="f134" draw:formula="?f115 + ?f133"/><draw:equation draw:name="f135" draw:formula="?f126 * ?f132"/><draw:equation draw:name="f136" draw:formula="?f117 + ?f135"/><draw:equation draw:name="f137" draw:formula="if(?f101, 236140, ?f118)"/><draw:equation draw:name="f138" draw:formula="if(?f101, 878232, ?f119)"/><draw:equation draw:name="f139" draw:formula="if(?f101, 236140, ?f120)"/><draw:equation draw:name="f140" draw:formula="if(?f101, 878232, ?f121)"/><draw:equation draw:name="f141" draw:formula="if(?f101, ?f118, ?f134)"/><draw:equation draw:name="f142" draw:formula="if(?f101, ?f119, ?f136)"/><draw:equation draw:name="f143" draw:formula="if(?f101, ?f120, ?f134)"/><draw:equation draw:name="f144" draw:formula="if(?f101, ?f121, ?f136)"/></draw:enhanced-geometry></draw:custom-shape><draw:custom-shape draw:style-name="gr2" draw:text-style-name="P10" svg:width="1.946cm" svg:height="1.946cm" svg:x="9.013cm" svg:y="0.842cm"><text:p text:style-name="P9"><text:span text:style-name="T11">Jace writes code</text:span></text:p><draw:enhanced-geometry svg:viewBox="0 0 700868 700868" draw:text-areas="?f16 ?f18 ?f17 ?f19" draw:glue-points="?f12 ?f13 ?f14 ?f13 ?f14 ?f15 ?f12 ?f15 ?f12 ?f13" draw:type="non-primitive" draw:enhanced-path="M 0 0 L 700868 0 700868 700868 0 70086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00868"/><draw:equation draw:name="f7" draw:formula="?f4 / 700868"/><draw:equation draw:name="f8" draw:formula="0 * ?f5 / 700868"/><draw:equation draw:name="f9" draw:formula="0 * ?f4 / 700868"/><draw:equation draw:name="f10" draw:formula="700868 * ?f5 / 700868"/><draw:equation draw:name="f11" draw:formula="700868 * ?f4 / 70086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8" draw:text-style-name="P16" svg:width="5.506cm" svg:height="5.506cm" svg:x="8.888cm" svg:y="0.72cm"><text:p/><draw:enhanced-geometry svg:viewBox="0 0 1981847 1981847" draw:text-areas="?f47 ?f49 ?f48 ?f50" draw:glue-points="?f40 ?f41 ?f42 ?f43 ?f44 ?f41 ?f45 ?f46" draw:type="non-primitive" draw:enhanced-path="M 728769 130140 A ?f90 ?f91 ?f92 ?f93 728769 130140 ?f87 ?f89 W ?f94 ?f95 ?f96 ?f97 728769 130140 ?f87 ?f89 L 1170175 17590 1233169 195510 1077272 322636 1103615 236140 A ?f137 ?f138 ?f139 ?f140 1103615 236140 ?f134 ?f136 W ?f141 ?f142 ?f143 ?f144 1103615 236140 ?f134 ?f136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1981847"/><draw:equation draw:name="f11" draw:formula="?f6 / 1981847"/><draw:equation draw:name="f12" draw:formula="1233169 - 990923"/><draw:equation draw:name="f13" draw:formula="195510 - 990923"/><draw:equation draw:name="f14" draw:formula="sqrt(?f12 * ?f12 + ?f13 * ?f13 + 0 * 0)"/><draw:equation draw:name="f15" draw:formula="atan2(?f12, ?f13)"/><draw:equation draw:name="f16" draw:formula="?f15 + ?f1"/><draw:equation draw:name="f17" draw:formula="?f16 * ?f9 / ?f0"/><draw:equation draw:name="f18" draw:formula="0 - ?f17"/><draw:equation draw:name="f19" draw:formula="728769 - 990923"/><draw:equation draw:name="f20" draw:formula="130140 - 990923"/><draw:equation draw:name="f21" draw:formula="sqrt(?f19 * ?f19 + ?f20 * ?f20 + 0 * 0)"/><draw:equation draw:name="f22" draw:formula="atan2(?f19, ?f20)"/><draw:equation draw:name="f23" draw:formula="?f22 + ?f1"/><draw:equation draw:name="f24" draw:formula="?f23 * ?f9 / ?f0"/><draw:equation draw:name="f25" draw:formula="0 - ?f24"/><draw:equation draw:name="f26" draw:formula="1143802 - 990923"/><draw:equation draw:name="f27" draw:formula="104187 - 990923"/><draw:equation draw:name="f28" draw:formula="sqrt(?f26 * ?f26 + ?f27 * ?f27 + 0 * 0)"/><draw:equation draw:name="f29" draw:formula="atan2(?f26, ?f27)"/><draw:equation draw:name="f30" draw:formula="?f29 + ?f1"/><draw:equation draw:name="f31" draw:formula="?f30 * ?f9 / ?f0"/><draw:equation draw:name="f32" draw:formula="0 - ?f31"/><draw:equation draw:name="f33" draw:formula="1077272 - 990923"/><draw:equation draw:name="f34" draw:formula="322636 - 990923"/><draw:equation draw:name="f35" draw:formula="sqrt(?f33 * ?f33 + ?f34 * ?f34 + 0 * 0)"/><draw:equation draw:name="f36" draw:formula="atan2(?f33, ?f34)"/><draw:equation draw:name="f37" draw:formula="?f36 + ?f1"/><draw:equation draw:name="f38" draw:formula="?f37 * ?f9 / ?f0"/><draw:equation draw:name="f39" draw:formula="0 - ?f38"/><draw:equation draw:name="f40" draw:formula="748678 / ?f10"/><draw:equation draw:name="f41" draw:formula="195510 / ?f11"/><draw:equation draw:name="f42" draw:formula="1170175 / ?f10"/><draw:equation draw:name="f43" draw:formula="17590 / ?f11"/><draw:equation draw:name="f44" draw:formula="1233169 / ?f10"/><draw:equation draw:name="f45" draw:formula="1077272 / ?f10"/><draw:equation draw:name="f46" draw:formula="322636 / ?f11"/><draw:equation draw:name="f47" draw:formula="354656 / ?f10"/><draw:equation draw:name="f48" draw:formula="1627191 / ?f10"/><draw:equation draw:name="f49" draw:formula="354656 / ?f11"/><draw:equation draw:name="f50" draw:formula="1627191 / ?f11"/><draw:equation draw:name="f51" draw:formula="21550000 - 1603212"/><draw:equation draw:name="f52" draw:formula="if(?f51, 1603212, 21550000)"/><draw:equation draw:name="f53" draw:formula="-21550000 - ?f52"/><draw:equation draw:name="f54" draw:formula="if(?f53, -21550000, ?f52)"/><draw:equation draw:name="f55" draw:formula="15183704 + ?f54"/><draw:equation draw:name="f56" draw:formula="15183704 + ?f1"/><draw:equation draw:name="f57" draw:formula="?f56 * ?f8 / ?f0"/><draw:equation draw:name="f58" draw:formula="0 - ?f57"/><draw:equation draw:name="f59" draw:formula="cos(?f58)"/><draw:equation draw:name="f60" draw:formula="0 - ?f59"/><draw:equation draw:name="f61" draw:formula="?f60 * 899818"/><draw:equation draw:name="f62" draw:formula="sin(?f58)"/><draw:equation draw:name="f63" draw:formula="0 - ?f62"/><draw:equation draw:name="f64" draw:formula="?f63 * 899818"/><draw:equation draw:name="f65" draw:formula="sqrt(?f61 * ?f61 + ?f64 * ?f64 + 0 * 0)"/><draw:equation draw:name="f66" draw:formula="899818 * 899818 / ?f65"/><draw:equation draw:name="f67" draw:formula="?f63 * ?f66"/><draw:equation draw:name="f68" draw:formula="728769 - ?f67"/><draw:equation draw:name="f69" draw:formula="?f60 * ?f66"/><draw:equation draw:name="f70" draw:formula="130140 - ?f69"/><draw:equation draw:name="f71" draw:formula="?f68 - 899818"/><draw:equation draw:name="f72" draw:formula="?f70 - 899818"/><draw:equation draw:name="f73" draw:formula="?f68 + 899818"/><draw:equation draw:name="f74" draw:formula="?f70 + 899818"/><draw:equation draw:name="f75" draw:formula="?f55 + ?f1"/><draw:equation draw:name="f76" draw:formula="?f75 * ?f8 / ?f0"/><draw:equation draw:name="f77" draw:formula="0 - ?f76"/><draw:equation draw:name="f78" draw:formula="cos(?f77)"/><draw:equation draw:name="f79" draw:formula="0 - ?f78"/><draw:equation draw:name="f80" draw:formula="?f79 * 899818"/><draw:equation draw:name="f81" draw:formula="sin(?f77)"/><draw:equation draw:name="f82" draw:formula="0 - ?f81"/><draw:equation draw:name="f83" draw:formula="?f82 * 899818"/><draw:equation draw:name="f84" draw:formula="sqrt(?f80 * ?f80 + ?f83 * ?f83 + 0 * 0)"/><draw:equation draw:name="f85" draw:formula="899818 * 899818 / ?f84"/><draw:equation draw:name="f86" draw:formula="?f82 * ?f85"/><draw:equation draw:name="f87" draw:formula="?f68 + ?f86"/><draw:equation draw:name="f88" draw:formula="?f79 * ?f85"/><draw:equation draw:name="f89" draw:formula="?f70 + ?f88"/><draw:equation draw:name="f90" draw:formula="if(?f54, 728769, ?f71)"/><draw:equation draw:name="f91" draw:formula="if(?f54, 130140, ?f72)"/><draw:equation draw:name="f92" draw:formula="if(?f54, 728769, ?f73)"/><draw:equation draw:name="f93" draw:formula="if(?f54, 130140, ?f74)"/><draw:equation draw:name="f94" draw:formula="if(?f54, ?f71, ?f87)"/><draw:equation draw:name="f95" draw:formula="if(?f54, ?f72, ?f89)"/><draw:equation draw:name="f96" draw:formula="if(?f54, ?f73, ?f87)"/><draw:equation draw:name="f97" draw:formula="if(?f54, ?f74, ?f89)"/><draw:equation draw:name="f98" draw:formula="21550000 - -1525799"/><draw:equation draw:name="f99" draw:formula="if(?f98, -1525799, 21550000)"/><draw:equation draw:name="f100" draw:formula="-21550000 - ?f99"/><draw:equation draw:name="f101" draw:formula="if(?f100, -21550000, ?f99)"/><draw:equation draw:name="f102" draw:formula="16709503 + ?f101"/><draw:equation draw:name="f103" draw:formula="16709503 + ?f1"/><draw:equation draw:name="f104" draw:formula="?f103 * ?f8 / ?f0"/><draw:equation draw:name="f105" draw:formula="0 - ?f104"/><draw:equation draw:name="f106" draw:formula="cos(?f105)"/><draw:equation draw:name="f107" draw:formula="0 - ?f106"/><draw:equation draw:name="f108" draw:formula="?f107 * 763150"/><draw:equation draw:name="f109" draw:formula="sin(?f105)"/><draw:equation draw:name="f110" draw:formula="0 - ?f109"/><draw:equation draw:name="f111" draw:formula="?f110 * 763150"/><draw:equation draw:name="f112" draw:formula="sqrt(?f108 * ?f108 + ?f111 * ?f111 + 0 * 0)"/><draw:equation draw:name="f113" draw:formula="763150 * 763150 / ?f112"/><draw:equation draw:name="f114" draw:formula="?f110 * ?f113"/><draw:equation draw:name="f115" draw:formula="1103615 - ?f114"/><draw:equation draw:name="f116" draw:formula="?f107 * ?f113"/><draw:equation draw:name="f117" draw:formula="236140 - ?f116"/><draw:equation draw:name="f118" draw:formula="?f115 - 763150"/><draw:equation draw:name="f119" draw:formula="?f117 - 763150"/><draw:equation draw:name="f120" draw:formula="?f115 + 763150"/><draw:equation draw:name="f121" draw:formula="?f117 + 763150"/><draw:equation draw:name="f122" draw:formula="?f102 + ?f1"/><draw:equation draw:name="f123" draw:formula="?f122 * ?f8 / ?f0"/><draw:equation draw:name="f124" draw:formula="0 - ?f123"/><draw:equation draw:name="f125" draw:formula="cos(?f124)"/><draw:equation draw:name="f126" draw:formula="0 - ?f125"/><draw:equation draw:name="f127" draw:formula="?f126 * 763150"/><draw:equation draw:name="f128" draw:formula="sin(?f124)"/><draw:equation draw:name="f129" draw:formula="0 - ?f128"/><draw:equation draw:name="f130" draw:formula="?f129 * 763150"/><draw:equation draw:name="f131" draw:formula="sqrt(?f127 * ?f127 + ?f130 * ?f130 + 0 * 0)"/><draw:equation draw:name="f132" draw:formula="763150 * 763150 / ?f131"/><draw:equation draw:name="f133" draw:formula="?f129 * ?f132"/><draw:equation draw:name="f134" draw:formula="?f115 + ?f133"/><draw:equation draw:name="f135" draw:formula="?f126 * ?f132"/><draw:equation draw:name="f136" draw:formula="?f117 + ?f135"/><draw:equation draw:name="f137" draw:formula="if(?f101, 1103615, ?f118)"/><draw:equation draw:name="f138" draw:formula="if(?f101, 236140, ?f119)"/><draw:equation draw:name="f139" draw:formula="if(?f101, 1103615, ?f120)"/><draw:equation draw:name="f140" draw:formula="if(?f101, 236140, ?f121)"/><draw:equation draw:name="f141" draw:formula="if(?f101, ?f118, ?f134)"/><draw:equation draw:name="f142" draw:formula="if(?f101, ?f119, ?f136)"/><draw:equation draw:name="f143" draw:formula="if(?f101, ?f120, ?f134)"/><draw:equation draw:name="f144" draw:formula="if(?f101, ?f121, ?f136)"/></draw:enhanced-geometry></draw:custom-shape></draw:g><draw:g text:anchor-type="paragraph" draw:z-index="0" draw:name="Diagram 1" draw:style-name="gr1"><draw:custom-shape draw:style-name="gr2" draw:text-style-name="P10" svg:width="1.927cm" svg:height="1.927cm" svg:x="4.671cm" svg:y="0.868cm"><text:p text:style-name="P9"><text:span text:style-name="T11">Nathan </text:span><text:span text:style-name="T11">reviews </text:span><text:span text:style-name="T11">code</text:span></text:p><draw:enhanced-geometry svg:viewBox="0 0 693836 693836" draw:text-areas="?f16 ?f18 ?f17 ?f19" draw:glue-points="?f12 ?f13 ?f14 ?f13 ?f14 ?f15 ?f12 ?f15 ?f12 ?f13" draw:type="non-primitive" draw:enhanced-path="M 0 0 L 693836 0 693836 693836 0 693836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93836"/><draw:equation draw:name="f7" draw:formula="?f4 / 693836"/><draw:equation draw:name="f8" draw:formula="0 * ?f5 / 693836"/><draw:equation draw:name="f9" draw:formula="0 * ?f4 / 693836"/><draw:equation draw:name="f10" draw:formula="693836 * ?f5 / 693836"/><draw:equation draw:name="f11" draw:formula="693836 * ?f4 / 693836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3" draw:text-style-name="P11" svg:width="5.451cm" svg:height="5.451cm" svg:x="1.27cm" svg:y="0.746cm"><text:p/><draw:enhanced-geometry svg:viewBox="0 0 1962457 1962457" draw:text-areas="?f47 ?f49 ?f48 ?f50" draw:glue-points="?f40 ?f41 ?f42 ?f43 ?f40 ?f44 ?f45 ?f46" draw:type="non-primitive" draw:enhanced-path="M 1833575 721524 A ?f90 ?f91 ?f92 ?f93 1833575 721524 ?f87 ?f89 W ?f94 ?f95 ?f96 ?f97 1833575 721524 ?f87 ?f89 L 1945012 1158878 1768866 1221217 1643037 1066868 1728666 1092959 A ?f137 ?f138 ?f139 ?f140 1728666 1092959 ?f134 ?f136 W ?f141 ?f142 ?f143 ?f144 1728666 1092959 ?f134 ?f136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1962457"/><draw:equation draw:name="f11" draw:formula="?f6 / 1962457"/><draw:equation draw:name="f12" draw:formula="1768866 - 981228"/><draw:equation draw:name="f13" draw:formula="1221217 - 981228"/><draw:equation draw:name="f14" draw:formula="sqrt(?f12 * ?f12 + ?f13 * ?f13 + 0 * 0)"/><draw:equation draw:name="f15" draw:formula="atan2(?f12, ?f13)"/><draw:equation draw:name="f16" draw:formula="?f15 + ?f1"/><draw:equation draw:name="f17" draw:formula="?f16 * ?f9 / ?f0"/><draw:equation draw:name="f18" draw:formula="0 - ?f17"/><draw:equation draw:name="f19" draw:formula="1833575 - 981228"/><draw:equation draw:name="f20" draw:formula="721524 - 981228"/><draw:equation draw:name="f21" draw:formula="sqrt(?f19 * ?f19 + ?f20 * ?f20 + 0 * 0)"/><draw:equation draw:name="f22" draw:formula="atan2(?f19, ?f20)"/><draw:equation draw:name="f23" draw:formula="?f22 + ?f1"/><draw:equation draw:name="f24" draw:formula="?f23 * ?f9 / ?f0"/><draw:equation draw:name="f25" draw:formula="0 - ?f24"/><draw:equation draw:name="f26" draw:formula="1859284 - 981228"/><draw:equation draw:name="f27" draw:formula="1132757 - 981228"/><draw:equation draw:name="f28" draw:formula="sqrt(?f26 * ?f26 + ?f27 * ?f27 + 0 * 0)"/><draw:equation draw:name="f29" draw:formula="atan2(?f26, ?f27)"/><draw:equation draw:name="f30" draw:formula="?f29 + ?f1"/><draw:equation draw:name="f31" draw:formula="?f30 * ?f9 / ?f0"/><draw:equation draw:name="f32" draw:formula="0 - ?f31"/><draw:equation draw:name="f33" draw:formula="1643037 - 981228"/><draw:equation draw:name="f34" draw:formula="1066868 - 981228"/><draw:equation draw:name="f35" draw:formula="sqrt(?f33 * ?f33 + ?f34 * ?f34 + 0 * 0)"/><draw:equation draw:name="f36" draw:formula="atan2(?f33, ?f34)"/><draw:equation draw:name="f37" draw:formula="?f36 + ?f1"/><draw:equation draw:name="f38" draw:formula="?f37 * ?f9 / ?f0"/><draw:equation draw:name="f39" draw:formula="0 - ?f38"/><draw:equation draw:name="f40" draw:formula="1768866 / ?f10"/><draw:equation draw:name="f41" draw:formula="741240 / ?f11"/><draw:equation draw:name="f42" draw:formula="1945012 / ?f10"/><draw:equation draw:name="f43" draw:formula="1158878 / ?f11"/><draw:equation draw:name="f44" draw:formula="1221217 / ?f11"/><draw:equation draw:name="f45" draw:formula="1643037 / ?f10"/><draw:equation draw:name="f46" draw:formula="1066868 / ?f11"/><draw:equation draw:name="f47" draw:formula="351172 / ?f10"/><draw:equation draw:name="f48" draw:formula="1611285 / ?f10"/><draw:equation draw:name="f49" draw:formula="351172 / ?f11"/><draw:equation draw:name="f50" draw:formula="1611285 / ?f11"/><draw:equation draw:name="f51" draw:formula="21550000 - 1604214"/><draw:equation draw:name="f52" draw:formula="if(?f51, 1604214, 21550000)"/><draw:equation draw:name="f53" draw:formula="-21550000 - ?f52"/><draw:equation draw:name="f54" draw:formula="if(?f53, -21550000, ?f52)"/><draw:equation draw:name="f55" draw:formula="20583261 + ?f54"/><draw:equation draw:name="f56" draw:formula="20583261 + ?f1"/><draw:equation draw:name="f57" draw:formula="?f56 * ?f8 / ?f0"/><draw:equation draw:name="f58" draw:formula="0 - ?f57"/><draw:equation draw:name="f59" draw:formula="cos(?f58)"/><draw:equation draw:name="f60" draw:formula="0 - ?f59"/><draw:equation draw:name="f61" draw:formula="?f60 * 891034"/><draw:equation draw:name="f62" draw:formula="sin(?f58)"/><draw:equation draw:name="f63" draw:formula="0 - ?f62"/><draw:equation draw:name="f64" draw:formula="?f63 * 891034"/><draw:equation draw:name="f65" draw:formula="sqrt(?f61 * ?f61 + ?f64 * ?f64 + 0 * 0)"/><draw:equation draw:name="f66" draw:formula="891034 * 891034 / ?f65"/><draw:equation draw:name="f67" draw:formula="?f63 * ?f66"/><draw:equation draw:name="f68" draw:formula="1833575 - ?f67"/><draw:equation draw:name="f69" draw:formula="?f60 * ?f66"/><draw:equation draw:name="f70" draw:formula="721524 - ?f69"/><draw:equation draw:name="f71" draw:formula="?f68 - 891034"/><draw:equation draw:name="f72" draw:formula="?f70 - 891034"/><draw:equation draw:name="f73" draw:formula="?f68 + 891034"/><draw:equation draw:name="f74" draw:formula="?f70 + 891034"/><draw:equation draw:name="f75" draw:formula="?f55 + ?f1"/><draw:equation draw:name="f76" draw:formula="?f75 * ?f8 / ?f0"/><draw:equation draw:name="f77" draw:formula="0 - ?f76"/><draw:equation draw:name="f78" draw:formula="cos(?f77)"/><draw:equation draw:name="f79" draw:formula="0 - ?f78"/><draw:equation draw:name="f80" draw:formula="?f79 * 891034"/><draw:equation draw:name="f81" draw:formula="sin(?f77)"/><draw:equation draw:name="f82" draw:formula="0 - ?f81"/><draw:equation draw:name="f83" draw:formula="?f82 * 891034"/><draw:equation draw:name="f84" draw:formula="sqrt(?f80 * ?f80 + ?f83 * ?f83 + 0 * 0)"/><draw:equation draw:name="f85" draw:formula="891034 * 891034 / ?f84"/><draw:equation draw:name="f86" draw:formula="?f82 * ?f85"/><draw:equation draw:name="f87" draw:formula="?f68 + ?f86"/><draw:equation draw:name="f88" draw:formula="?f79 * ?f85"/><draw:equation draw:name="f89" draw:formula="?f70 + ?f88"/><draw:equation draw:name="f90" draw:formula="if(?f54, 1833575, ?f71)"/><draw:equation draw:name="f91" draw:formula="if(?f54, 721524, ?f72)"/><draw:equation draw:name="f92" draw:formula="if(?f54, 1833575, ?f73)"/><draw:equation draw:name="f93" draw:formula="if(?f54, 721524, ?f74)"/><draw:equation draw:name="f94" draw:formula="if(?f54, ?f71, ?f87)"/><draw:equation draw:name="f95" draw:formula="if(?f54, ?f72, ?f89)"/><draw:equation draw:name="f96" draw:formula="if(?f54, ?f73, ?f87)"/><draw:equation draw:name="f97" draw:formula="if(?f54, ?f74, ?f89)"/><draw:equation draw:name="f98" draw:formula="21550000 - -1526851"/><draw:equation draw:name="f99" draw:formula="if(?f98, -1526851, 21550000)"/><draw:equation draw:name="f100" draw:formula="-21550000 - ?f99"/><draw:equation draw:name="f101" draw:formula="if(?f100, -21550000, ?f99)"/><draw:equation draw:name="f102" draw:formula="510112 + ?f101"/><draw:equation draw:name="f103" draw:formula="510112 + ?f1"/><draw:equation draw:name="f104" draw:formula="?f103 * ?f8 / ?f0"/><draw:equation draw:name="f105" draw:formula="0 - ?f104"/><draw:equation draw:name="f106" draw:formula="cos(?f105)"/><draw:equation draw:name="f107" draw:formula="0 - ?f106"/><draw:equation draw:name="f108" draw:formula="?f107 * 755742"/><draw:equation draw:name="f109" draw:formula="sin(?f105)"/><draw:equation draw:name="f110" draw:formula="0 - ?f109"/><draw:equation draw:name="f111" draw:formula="?f110 * 755742"/><draw:equation draw:name="f112" draw:formula="sqrt(?f108 * ?f108 + ?f111 * ?f111 + 0 * 0)"/><draw:equation draw:name="f113" draw:formula="755742 * 755742 / ?f112"/><draw:equation draw:name="f114" draw:formula="?f110 * ?f113"/><draw:equation draw:name="f115" draw:formula="1728666 - ?f114"/><draw:equation draw:name="f116" draw:formula="?f107 * ?f113"/><draw:equation draw:name="f117" draw:formula="1092959 - ?f116"/><draw:equation draw:name="f118" draw:formula="?f115 - 755742"/><draw:equation draw:name="f119" draw:formula="?f117 - 755742"/><draw:equation draw:name="f120" draw:formula="?f115 + 755742"/><draw:equation draw:name="f121" draw:formula="?f117 + 755742"/><draw:equation draw:name="f122" draw:formula="?f102 + ?f1"/><draw:equation draw:name="f123" draw:formula="?f122 * ?f8 / ?f0"/><draw:equation draw:name="f124" draw:formula="0 - ?f123"/><draw:equation draw:name="f125" draw:formula="cos(?f124)"/><draw:equation draw:name="f126" draw:formula="0 - ?f125"/><draw:equation draw:name="f127" draw:formula="?f126 * 755742"/><draw:equation draw:name="f128" draw:formula="sin(?f124)"/><draw:equation draw:name="f129" draw:formula="0 - ?f128"/><draw:equation draw:name="f130" draw:formula="?f129 * 755742"/><draw:equation draw:name="f131" draw:formula="sqrt(?f127 * ?f127 + ?f130 * ?f130 + 0 * 0)"/><draw:equation draw:name="f132" draw:formula="755742 * 755742 / ?f131"/><draw:equation draw:name="f133" draw:formula="?f129 * ?f132"/><draw:equation draw:name="f134" draw:formula="?f115 + ?f133"/><draw:equation draw:name="f135" draw:formula="?f126 * ?f132"/><draw:equation draw:name="f136" draw:formula="?f117 + ?f135"/><draw:equation draw:name="f137" draw:formula="if(?f101, 1728666, ?f118)"/><draw:equation draw:name="f138" draw:formula="if(?f101, 1092959, ?f119)"/><draw:equation draw:name="f139" draw:formula="if(?f101, 1728666, ?f120)"/><draw:equation draw:name="f140" draw:formula="if(?f101, 1092959, ?f121)"/><draw:equation draw:name="f141" draw:formula="if(?f101, ?f118, ?f134)"/><draw:equation draw:name="f142" draw:formula="if(?f101, ?f119, ?f136)"/><draw:equation draw:name="f143" draw:formula="if(?f101, ?f120, ?f134)"/><draw:equation draw:name="f144" draw:formula="if(?f101, ?f121, ?f136)"/></draw:enhanced-geometry></draw:custom-shape><draw:custom-shape draw:style-name="gr2" draw:text-style-name="P10" svg:width="1.927cm" svg:height="1.927cm" svg:x="4.671cm" svg:y="4.147cm"><text:p text:style-name="P9"><text:span text:style-name="T11">Nathan </text:span><text:span text:style-name="T11">writes </text:span><text:span text:style-name="T11">code</text:span></text:p><draw:enhanced-geometry svg:viewBox="0 0 693836 693836" draw:text-areas="?f16 ?f18 ?f17 ?f19" draw:glue-points="?f12 ?f13 ?f14 ?f13 ?f14 ?f15 ?f12 ?f15 ?f12 ?f13" draw:type="non-primitive" draw:enhanced-path="M 0 0 L 693836 0 693836 693836 0 693836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93836"/><draw:equation draw:name="f7" draw:formula="?f4 / 693836"/><draw:equation draw:name="f8" draw:formula="0 * ?f5 / 693836"/><draw:equation draw:name="f9" draw:formula="0 * ?f4 / 693836"/><draw:equation draw:name="f10" draw:formula="693836 * ?f5 / 693836"/><draw:equation draw:name="f11" draw:formula="693836 * ?f4 / 693836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2" svg:width="5.451cm" svg:height="5.451cm" svg:x="1.27cm" svg:y="0.746cm"><text:p/><draw:enhanced-geometry svg:viewBox="0 0 1962457 1962457" draw:text-areas="?f47 ?f49 ?f48 ?f50" draw:glue-points="?f40 ?f41 ?f42 ?f43 ?f44 ?f41 ?f45 ?f46" draw:type="non-primitive" draw:enhanced-path="M 1240933 1833575 A ?f90 ?f91 ?f92 ?f93 1240933 1833575 ?f87 ?f89 W ?f94 ?f95 ?f96 ?f97 1240933 1833575 ?f87 ?f89 L 803579 1945012 741240 1768866 895589 1643037 869498 1728666 A ?f137 ?f138 ?f139 ?f140 869498 1728666 ?f134 ?f136 W ?f141 ?f142 ?f143 ?f144 869498 1728666 ?f134 ?f136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1962457"/><draw:equation draw:name="f11" draw:formula="?f6 / 1962457"/><draw:equation draw:name="f12" draw:formula="741240 - 981228"/><draw:equation draw:name="f13" draw:formula="1768866 - 981228"/><draw:equation draw:name="f14" draw:formula="sqrt(?f12 * ?f12 + ?f13 * ?f13 + 0 * 0)"/><draw:equation draw:name="f15" draw:formula="atan2(?f12, ?f13)"/><draw:equation draw:name="f16" draw:formula="?f15 + ?f1"/><draw:equation draw:name="f17" draw:formula="?f16 * ?f9 / ?f0"/><draw:equation draw:name="f18" draw:formula="0 - ?f17"/><draw:equation draw:name="f19" draw:formula="1240933 - 981228"/><draw:equation draw:name="f20" draw:formula="1833575 - 981228"/><draw:equation draw:name="f21" draw:formula="sqrt(?f19 * ?f19 + ?f20 * ?f20 + 0 * 0)"/><draw:equation draw:name="f22" draw:formula="atan2(?f19, ?f20)"/><draw:equation draw:name="f23" draw:formula="?f22 + ?f1"/><draw:equation draw:name="f24" draw:formula="?f23 * ?f9 / ?f0"/><draw:equation draw:name="f25" draw:formula="0 - ?f24"/><draw:equation draw:name="f26" draw:formula="829700 - 981228"/><draw:equation draw:name="f27" draw:formula="1859284 - 981228"/><draw:equation draw:name="f28" draw:formula="sqrt(?f26 * ?f26 + ?f27 * ?f27 + 0 * 0)"/><draw:equation draw:name="f29" draw:formula="atan2(?f26, ?f27)"/><draw:equation draw:name="f30" draw:formula="?f29 + ?f1"/><draw:equation draw:name="f31" draw:formula="?f30 * ?f9 / ?f0"/><draw:equation draw:name="f32" draw:formula="0 - ?f31"/><draw:equation draw:name="f33" draw:formula="895589 - 981228"/><draw:equation draw:name="f34" draw:formula="1643037 - 981228"/><draw:equation draw:name="f35" draw:formula="sqrt(?f33 * ?f33 + ?f34 * ?f34 + 0 * 0)"/><draw:equation draw:name="f36" draw:formula="atan2(?f33, ?f34)"/><draw:equation draw:name="f37" draw:formula="?f36 + ?f1"/><draw:equation draw:name="f38" draw:formula="?f37 * ?f9 / ?f0"/><draw:equation draw:name="f39" draw:formula="0 - ?f38"/><draw:equation draw:name="f40" draw:formula="1221217 / ?f10"/><draw:equation draw:name="f41" draw:formula="1768866 / ?f11"/><draw:equation draw:name="f42" draw:formula="803579 / ?f10"/><draw:equation draw:name="f43" draw:formula="1945012 / ?f11"/><draw:equation draw:name="f44" draw:formula="741240 / ?f10"/><draw:equation draw:name="f45" draw:formula="895589 / ?f10"/><draw:equation draw:name="f46" draw:formula="1643037 / ?f11"/><draw:equation draw:name="f47" draw:formula="351172 / ?f10"/><draw:equation draw:name="f48" draw:formula="1611285 / ?f10"/><draw:equation draw:name="f49" draw:formula="351172 / ?f11"/><draw:equation draw:name="f50" draw:formula="1611285 / ?f11"/><draw:equation draw:name="f51" draw:formula="21550000 - 1604214"/><draw:equation draw:name="f52" draw:formula="if(?f51, 1604214, 21550000)"/><draw:equation draw:name="f53" draw:formula="-21550000 - ?f52"/><draw:equation draw:name="f54" draw:formula="if(?f53, -21550000, ?f52)"/><draw:equation draw:name="f55" draw:formula="4383261 + ?f54"/><draw:equation draw:name="f56" draw:formula="4383261 + ?f1"/><draw:equation draw:name="f57" draw:formula="?f56 * ?f8 / ?f0"/><draw:equation draw:name="f58" draw:formula="0 - ?f57"/><draw:equation draw:name="f59" draw:formula="cos(?f58)"/><draw:equation draw:name="f60" draw:formula="0 - ?f59"/><draw:equation draw:name="f61" draw:formula="?f60 * 891034"/><draw:equation draw:name="f62" draw:formula="sin(?f58)"/><draw:equation draw:name="f63" draw:formula="0 - ?f62"/><draw:equation draw:name="f64" draw:formula="?f63 * 891034"/><draw:equation draw:name="f65" draw:formula="sqrt(?f61 * ?f61 + ?f64 * ?f64 + 0 * 0)"/><draw:equation draw:name="f66" draw:formula="891034 * 891034 / ?f65"/><draw:equation draw:name="f67" draw:formula="?f63 * ?f66"/><draw:equation draw:name="f68" draw:formula="1240933 - ?f67"/><draw:equation draw:name="f69" draw:formula="?f60 * ?f66"/><draw:equation draw:name="f70" draw:formula="1833575 - ?f69"/><draw:equation draw:name="f71" draw:formula="?f68 - 891034"/><draw:equation draw:name="f72" draw:formula="?f70 - 891034"/><draw:equation draw:name="f73" draw:formula="?f68 + 891034"/><draw:equation draw:name="f74" draw:formula="?f70 + 891034"/><draw:equation draw:name="f75" draw:formula="?f55 + ?f1"/><draw:equation draw:name="f76" draw:formula="?f75 * ?f8 / ?f0"/><draw:equation draw:name="f77" draw:formula="0 - ?f76"/><draw:equation draw:name="f78" draw:formula="cos(?f77)"/><draw:equation draw:name="f79" draw:formula="0 - ?f78"/><draw:equation draw:name="f80" draw:formula="?f79 * 891034"/><draw:equation draw:name="f81" draw:formula="sin(?f77)"/><draw:equation draw:name="f82" draw:formula="0 - ?f81"/><draw:equation draw:name="f83" draw:formula="?f82 * 891034"/><draw:equation draw:name="f84" draw:formula="sqrt(?f80 * ?f80 + ?f83 * ?f83 + 0 * 0)"/><draw:equation draw:name="f85" draw:formula="891034 * 891034 / ?f84"/><draw:equation draw:name="f86" draw:formula="?f82 * ?f85"/><draw:equation draw:name="f87" draw:formula="?f68 + ?f86"/><draw:equation draw:name="f88" draw:formula="?f79 * ?f85"/><draw:equation draw:name="f89" draw:formula="?f70 + ?f88"/><draw:equation draw:name="f90" draw:formula="if(?f54, 1240933, ?f71)"/><draw:equation draw:name="f91" draw:formula="if(?f54, 1833575, ?f72)"/><draw:equation draw:name="f92" draw:formula="if(?f54, 1240933, ?f73)"/><draw:equation draw:name="f93" draw:formula="if(?f54, 1833575, ?f74)"/><draw:equation draw:name="f94" draw:formula="if(?f54, ?f71, ?f87)"/><draw:equation draw:name="f95" draw:formula="if(?f54, ?f72, ?f89)"/><draw:equation draw:name="f96" draw:formula="if(?f54, ?f73, ?f87)"/><draw:equation draw:name="f97" draw:formula="if(?f54, ?f74, ?f89)"/><draw:equation draw:name="f98" draw:formula="21550000 - -1526851"/><draw:equation draw:name="f99" draw:formula="if(?f98, -1526851, 21550000)"/><draw:equation draw:name="f100" draw:formula="-21550000 - ?f99"/><draw:equation draw:name="f101" draw:formula="if(?f100, -21550000, ?f99)"/><draw:equation draw:name="f102" draw:formula="5910112 + ?f101"/><draw:equation draw:name="f103" draw:formula="5910112 + ?f1"/><draw:equation draw:name="f104" draw:formula="?f103 * ?f8 / ?f0"/><draw:equation draw:name="f105" draw:formula="0 - ?f104"/><draw:equation draw:name="f106" draw:formula="cos(?f105)"/><draw:equation draw:name="f107" draw:formula="0 - ?f106"/><draw:equation draw:name="f108" draw:formula="?f107 * 755742"/><draw:equation draw:name="f109" draw:formula="sin(?f105)"/><draw:equation draw:name="f110" draw:formula="0 - ?f109"/><draw:equation draw:name="f111" draw:formula="?f110 * 755742"/><draw:equation draw:name="f112" draw:formula="sqrt(?f108 * ?f108 + ?f111 * ?f111 + 0 * 0)"/><draw:equation draw:name="f113" draw:formula="755742 * 755742 / ?f112"/><draw:equation draw:name="f114" draw:formula="?f110 * ?f113"/><draw:equation draw:name="f115" draw:formula="869498 - ?f114"/><draw:equation draw:name="f116" draw:formula="?f107 * ?f113"/><draw:equation draw:name="f117" draw:formula="1728666 - ?f116"/><draw:equation draw:name="f118" draw:formula="?f115 - 755742"/><draw:equation draw:name="f119" draw:formula="?f117 - 755742"/><draw:equation draw:name="f120" draw:formula="?f115 + 755742"/><draw:equation draw:name="f121" draw:formula="?f117 + 755742"/><draw:equation draw:name="f122" draw:formula="?f102 + ?f1"/><draw:equation draw:name="f123" draw:formula="?f122 * ?f8 / ?f0"/><draw:equation draw:name="f124" draw:formula="0 - ?f123"/><draw:equation draw:name="f125" draw:formula="cos(?f124)"/><draw:equation draw:name="f126" draw:formula="0 - ?f125"/><draw:equation draw:name="f127" draw:formula="?f126 * 755742"/><draw:equation draw:name="f128" draw:formula="sin(?f124)"/><draw:equation draw:name="f129" draw:formula="0 - ?f128"/><draw:equation draw:name="f130" draw:formula="?f129 * 755742"/><draw:equation draw:name="f131" draw:formula="sqrt(?f127 * ?f127 + ?f130 * ?f130 + 0 * 0)"/><draw:equation draw:name="f132" draw:formula="755742 * 755742 / ?f131"/><draw:equation draw:name="f133" draw:formula="?f129 * ?f132"/><draw:equation draw:name="f134" draw:formula="?f115 + ?f133"/><draw:equation draw:name="f135" draw:formula="?f126 * ?f132"/><draw:equation draw:name="f136" draw:formula="?f117 + ?f135"/><draw:equation draw:name="f137" draw:formula="if(?f101, 869498, ?f118)"/><draw:equation draw:name="f138" draw:formula="if(?f101, 1728666, ?f119)"/><draw:equation draw:name="f139" draw:formula="if(?f101, 869498, ?f120)"/><draw:equation draw:name="f140" draw:formula="if(?f101, 1728666, ?f121)"/><draw:equation draw:name="f141" draw:formula="if(?f101, ?f118, ?f134)"/><draw:equation draw:name="f142" draw:formula="if(?f101, ?f119, ?f136)"/><draw:equation draw:name="f143" draw:formula="if(?f101, ?f120, ?f134)"/><draw:equation draw:name="f144" draw:formula="if(?f101, ?f121, ?f136)"/></draw:enhanced-geometry></draw:custom-shape><draw:custom-shape draw:style-name="gr5" draw:text-style-name="P13" svg:width="1.927cm" svg:height="1.927cm" svg:x="1.392cm" svg:y="4.147cm"><text:p text:style-name="P9"><text:span text:style-name="T11">Vincent </text:span><text:span text:style-name="T11">review</text:span><text:span text:style-name="T11">s code</text:span></text:p><draw:enhanced-geometry svg:viewBox="0 0 693836 693836" draw:text-areas="?f16 ?f18 ?f17 ?f19" draw:glue-points="?f12 ?f13 ?f14 ?f13 ?f14 ?f15 ?f12 ?f15 ?f12 ?f13" draw:type="non-primitive" draw:enhanced-path="M 0 0 L 693836 0 693836 693836 0 693836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93836"/><draw:equation draw:name="f7" draw:formula="?f4 / 693836"/><draw:equation draw:name="f8" draw:formula="0 * ?f5 / 693836"/><draw:equation draw:name="f9" draw:formula="0 * ?f4 / 693836"/><draw:equation draw:name="f10" draw:formula="693836 * ?f5 / 693836"/><draw:equation draw:name="f11" draw:formula="693836 * ?f4 / 693836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6" draw:text-style-name="P14" svg:width="5.451cm" svg:height="5.451cm" svg:x="1.27cm" svg:y="0.746cm"><text:p/><draw:enhanced-geometry svg:viewBox="0 0 1962457 1962457" draw:text-areas="?f47 ?f49 ?f48 ?f50" draw:glue-points="?f40 ?f41 ?f42 ?f43 ?f40 ?f44 ?f45 ?f46" draw:type="non-primitive" draw:enhanced-path="M 128882 1240933 A ?f90 ?f91 ?f92 ?f93 128882 1240933 ?f87 ?f89 W ?f94 ?f95 ?f96 ?f97 128882 1240933 ?f87 ?f89 L 17445 803579 193591 741240 319420 895589 233791 869498 A ?f137 ?f138 ?f139 ?f140 233791 869498 ?f134 ?f136 W ?f141 ?f142 ?f143 ?f144 233791 869498 ?f134 ?f136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1962457"/><draw:equation draw:name="f11" draw:formula="?f6 / 1962457"/><draw:equation draw:name="f12" draw:formula="193591 - 981228"/><draw:equation draw:name="f13" draw:formula="741240 - 981228"/><draw:equation draw:name="f14" draw:formula="sqrt(?f12 * ?f12 + ?f13 * ?f13 + 0 * 0)"/><draw:equation draw:name="f15" draw:formula="atan2(?f12, ?f13)"/><draw:equation draw:name="f16" draw:formula="?f15 + ?f1"/><draw:equation draw:name="f17" draw:formula="?f16 * ?f9 / ?f0"/><draw:equation draw:name="f18" draw:formula="0 - ?f17"/><draw:equation draw:name="f19" draw:formula="128882 - 981228"/><draw:equation draw:name="f20" draw:formula="1240933 - 981228"/><draw:equation draw:name="f21" draw:formula="sqrt(?f19 * ?f19 + ?f20 * ?f20 + 0 * 0)"/><draw:equation draw:name="f22" draw:formula="atan2(?f19, ?f20)"/><draw:equation draw:name="f23" draw:formula="?f22 + ?f1"/><draw:equation draw:name="f24" draw:formula="?f23 * ?f9 / ?f0"/><draw:equation draw:name="f25" draw:formula="0 - ?f24"/><draw:equation draw:name="f26" draw:formula="103173 - 981228"/><draw:equation draw:name="f27" draw:formula="829700 - 981228"/><draw:equation draw:name="f28" draw:formula="sqrt(?f26 * ?f26 + ?f27 * ?f27 + 0 * 0)"/><draw:equation draw:name="f29" draw:formula="atan2(?f26, ?f27)"/><draw:equation draw:name="f30" draw:formula="?f29 + ?f1"/><draw:equation draw:name="f31" draw:formula="?f30 * ?f9 / ?f0"/><draw:equation draw:name="f32" draw:formula="0 - ?f31"/><draw:equation draw:name="f33" draw:formula="319420 - 981228"/><draw:equation draw:name="f34" draw:formula="895589 - 981228"/><draw:equation draw:name="f35" draw:formula="sqrt(?f33 * ?f33 + ?f34 * ?f34 + 0 * 0)"/><draw:equation draw:name="f36" draw:formula="atan2(?f33, ?f34)"/><draw:equation draw:name="f37" draw:formula="?f36 + ?f1"/><draw:equation draw:name="f38" draw:formula="?f37 * ?f9 / ?f0"/><draw:equation draw:name="f39" draw:formula="0 - ?f38"/><draw:equation draw:name="f40" draw:formula="193591 / ?f10"/><draw:equation draw:name="f41" draw:formula="1221217 / ?f11"/><draw:equation draw:name="f42" draw:formula="17445 / ?f10"/><draw:equation draw:name="f43" draw:formula="803579 / ?f11"/><draw:equation draw:name="f44" draw:formula="741240 / ?f11"/><draw:equation draw:name="f45" draw:formula="319420 / ?f10"/><draw:equation draw:name="f46" draw:formula="895589 / ?f11"/><draw:equation draw:name="f47" draw:formula="351172 / ?f10"/><draw:equation draw:name="f48" draw:formula="1611285 / ?f10"/><draw:equation draw:name="f49" draw:formula="351172 / ?f11"/><draw:equation draw:name="f50" draw:formula="1611285 / ?f11"/><draw:equation draw:name="f51" draw:formula="21550000 - 1604214"/><draw:equation draw:name="f52" draw:formula="if(?f51, 1604214, 21550000)"/><draw:equation draw:name="f53" draw:formula="-21550000 - ?f52"/><draw:equation draw:name="f54" draw:formula="if(?f53, -21550000, ?f52)"/><draw:equation draw:name="f55" draw:formula="9783261 + ?f54"/><draw:equation draw:name="f56" draw:formula="9783261 + ?f1"/><draw:equation draw:name="f57" draw:formula="?f56 * ?f8 / ?f0"/><draw:equation draw:name="f58" draw:formula="0 - ?f57"/><draw:equation draw:name="f59" draw:formula="cos(?f58)"/><draw:equation draw:name="f60" draw:formula="0 - ?f59"/><draw:equation draw:name="f61" draw:formula="?f60 * 891034"/><draw:equation draw:name="f62" draw:formula="sin(?f58)"/><draw:equation draw:name="f63" draw:formula="0 - ?f62"/><draw:equation draw:name="f64" draw:formula="?f63 * 891034"/><draw:equation draw:name="f65" draw:formula="sqrt(?f61 * ?f61 + ?f64 * ?f64 + 0 * 0)"/><draw:equation draw:name="f66" draw:formula="891034 * 891034 / ?f65"/><draw:equation draw:name="f67" draw:formula="?f63 * ?f66"/><draw:equation draw:name="f68" draw:formula="128882 - ?f67"/><draw:equation draw:name="f69" draw:formula="?f60 * ?f66"/><draw:equation draw:name="f70" draw:formula="1240933 - ?f69"/><draw:equation draw:name="f71" draw:formula="?f68 - 891034"/><draw:equation draw:name="f72" draw:formula="?f70 - 891034"/><draw:equation draw:name="f73" draw:formula="?f68 + 891034"/><draw:equation draw:name="f74" draw:formula="?f70 + 891034"/><draw:equation draw:name="f75" draw:formula="?f55 + ?f1"/><draw:equation draw:name="f76" draw:formula="?f75 * ?f8 / ?f0"/><draw:equation draw:name="f77" draw:formula="0 - ?f76"/><draw:equation draw:name="f78" draw:formula="cos(?f77)"/><draw:equation draw:name="f79" draw:formula="0 - ?f78"/><draw:equation draw:name="f80" draw:formula="?f79 * 891034"/><draw:equation draw:name="f81" draw:formula="sin(?f77)"/><draw:equation draw:name="f82" draw:formula="0 - ?f81"/><draw:equation draw:name="f83" draw:formula="?f82 * 891034"/><draw:equation draw:name="f84" draw:formula="sqrt(?f80 * ?f80 + ?f83 * ?f83 + 0 * 0)"/><draw:equation draw:name="f85" draw:formula="891034 * 891034 / ?f84"/><draw:equation draw:name="f86" draw:formula="?f82 * ?f85"/><draw:equation draw:name="f87" draw:formula="?f68 + ?f86"/><draw:equation draw:name="f88" draw:formula="?f79 * ?f85"/><draw:equation draw:name="f89" draw:formula="?f70 + ?f88"/><draw:equation draw:name="f90" draw:formula="if(?f54, 128882, ?f71)"/><draw:equation draw:name="f91" draw:formula="if(?f54, 1240933, ?f72)"/><draw:equation draw:name="f92" draw:formula="if(?f54, 128882, ?f73)"/><draw:equation draw:name="f93" draw:formula="if(?f54, 1240933, ?f74)"/><draw:equation draw:name="f94" draw:formula="if(?f54, ?f71, ?f87)"/><draw:equation draw:name="f95" draw:formula="if(?f54, ?f72, ?f89)"/><draw:equation draw:name="f96" draw:formula="if(?f54, ?f73, ?f87)"/><draw:equation draw:name="f97" draw:formula="if(?f54, ?f74, ?f89)"/><draw:equation draw:name="f98" draw:formula="21550000 - -1526851"/><draw:equation draw:name="f99" draw:formula="if(?f98, -1526851, 21550000)"/><draw:equation draw:name="f100" draw:formula="-21550000 - ?f99"/><draw:equation draw:name="f101" draw:formula="if(?f100, -21550000, ?f99)"/><draw:equation draw:name="f102" draw:formula="11310112 + ?f101"/><draw:equation draw:name="f103" draw:formula="11310112 + ?f1"/><draw:equation draw:name="f104" draw:formula="?f103 * ?f8 / ?f0"/><draw:equation draw:name="f105" draw:formula="0 - ?f104"/><draw:equation draw:name="f106" draw:formula="cos(?f105)"/><draw:equation draw:name="f107" draw:formula="0 - ?f106"/><draw:equation draw:name="f108" draw:formula="?f107 * 755742"/><draw:equation draw:name="f109" draw:formula="sin(?f105)"/><draw:equation draw:name="f110" draw:formula="0 - ?f109"/><draw:equation draw:name="f111" draw:formula="?f110 * 755742"/><draw:equation draw:name="f112" draw:formula="sqrt(?f108 * ?f108 + ?f111 * ?f111 + 0 * 0)"/><draw:equation draw:name="f113" draw:formula="755742 * 755742 / ?f112"/><draw:equation draw:name="f114" draw:formula="?f110 * ?f113"/><draw:equation draw:name="f115" draw:formula="233791 - ?f114"/><draw:equation draw:name="f116" draw:formula="?f107 * ?f113"/><draw:equation draw:name="f117" draw:formula="869498 - ?f116"/><draw:equation draw:name="f118" draw:formula="?f115 - 755742"/><draw:equation draw:name="f119" draw:formula="?f117 - 755742"/><draw:equation draw:name="f120" draw:formula="?f115 + 755742"/><draw:equation draw:name="f121" draw:formula="?f117 + 755742"/><draw:equation draw:name="f122" draw:formula="?f102 + ?f1"/><draw:equation draw:name="f123" draw:formula="?f122 * ?f8 / ?f0"/><draw:equation draw:name="f124" draw:formula="0 - ?f123"/><draw:equation draw:name="f125" draw:formula="cos(?f124)"/><draw:equation draw:name="f126" draw:formula="0 - ?f125"/><draw:equation draw:name="f127" draw:formula="?f126 * 755742"/><draw:equation draw:name="f128" draw:formula="sin(?f124)"/><draw:equation draw:name="f129" draw:formula="0 - ?f128"/><draw:equation draw:name="f130" draw:formula="?f129 * 755742"/><draw:equation draw:name="f131" draw:formula="sqrt(?f127 * ?f127 + ?f130 * ?f130 + 0 * 0)"/><draw:equation draw:name="f132" draw:formula="755742 * 755742 / ?f131"/><draw:equation draw:name="f133" draw:formula="?f129 * ?f132"/><draw:equation draw:name="f134" draw:formula="?f115 + ?f133"/><draw:equation draw:name="f135" draw:formula="?f126 * ?f132"/><draw:equation draw:name="f136" draw:formula="?f117 + ?f135"/><draw:equation draw:name="f137" draw:formula="if(?f101, 233791, ?f118)"/><draw:equation draw:name="f138" draw:formula="if(?f101, 869498, ?f119)"/><draw:equation draw:name="f139" draw:formula="if(?f101, 233791, ?f120)"/><draw:equation draw:name="f140" draw:formula="if(?f101, 869498, ?f121)"/><draw:equation draw:name="f141" draw:formula="if(?f101, ?f118, ?f134)"/><draw:equation draw:name="f142" draw:formula="if(?f101, ?f119, ?f136)"/><draw:equation draw:name="f143" draw:formula="if(?f101, ?f120, ?f134)"/><draw:equation draw:name="f144" draw:formula="if(?f101, ?f121, ?f136)"/></draw:enhanced-geometry></draw:custom-shape><draw:custom-shape draw:style-name="gr2" draw:text-style-name="P10" svg:width="1.927cm" svg:height="1.927cm" svg:x="1.392cm" svg:y="0.868cm"><text:p text:style-name="P9"><text:span text:style-name="T11">Vince</text:span><text:span text:style-name="T11">nt </text:span><text:span text:style-name="T11">writes </text:span><text:span text:style-name="T11">code</text:span></text:p><draw:enhanced-geometry svg:viewBox="0 0 693836 693836" draw:text-areas="?f16 ?f18 ?f17 ?f19" draw:glue-points="?f12 ?f13 ?f14 ?f13 ?f14 ?f15 ?f12 ?f15 ?f12 ?f13" draw:type="non-primitive" draw:enhanced-path="M 0 0 L 693836 0 693836 693836 0 693836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93836"/><draw:equation draw:name="f7" draw:formula="?f4 / 693836"/><draw:equation draw:name="f8" draw:formula="0 * ?f5 / 693836"/><draw:equation draw:name="f9" draw:formula="0 * ?f4 / 693836"/><draw:equation draw:name="f10" draw:formula="693836 * ?f5 / 693836"/><draw:equation draw:name="f11" draw:formula="693836 * ?f4 / 693836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7" draw:text-style-name="P15" svg:width="5.451cm" svg:height="5.451cm" svg:x="1.27cm" svg:y="0.746cm"><text:p/><draw:enhanced-geometry svg:viewBox="0 0 1962457 1962457" draw:text-areas="?f47 ?f49 ?f48 ?f50" draw:glue-points="?f40 ?f41 ?f42 ?f43 ?f44 ?f41 ?f45 ?f46" draw:type="non-primitive" draw:enhanced-path="M 721524 128882 A ?f90 ?f91 ?f92 ?f93 721524 128882 ?f87 ?f89 W ?f94 ?f95 ?f96 ?f97 721524 128882 ?f87 ?f89 L 1158878 17445 1221217 193591 1066868 319420 1092959 233791 A ?f137 ?f138 ?f139 ?f140 1092959 233791 ?f134 ?f136 W ?f141 ?f142 ?f143 ?f144 1092959 233791 ?f134 ?f136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1962457"/><draw:equation draw:name="f11" draw:formula="?f6 / 1962457"/><draw:equation draw:name="f12" draw:formula="1221217 - 981228"/><draw:equation draw:name="f13" draw:formula="193591 - 981228"/><draw:equation draw:name="f14" draw:formula="sqrt(?f12 * ?f12 + ?f13 * ?f13 + 0 * 0)"/><draw:equation draw:name="f15" draw:formula="atan2(?f12, ?f13)"/><draw:equation draw:name="f16" draw:formula="?f15 + ?f1"/><draw:equation draw:name="f17" draw:formula="?f16 * ?f9 / ?f0"/><draw:equation draw:name="f18" draw:formula="0 - ?f17"/><draw:equation draw:name="f19" draw:formula="721524 - 981228"/><draw:equation draw:name="f20" draw:formula="128882 - 981228"/><draw:equation draw:name="f21" draw:formula="sqrt(?f19 * ?f19 + ?f20 * ?f20 + 0 * 0)"/><draw:equation draw:name="f22" draw:formula="atan2(?f19, ?f20)"/><draw:equation draw:name="f23" draw:formula="?f22 + ?f1"/><draw:equation draw:name="f24" draw:formula="?f23 * ?f9 / ?f0"/><draw:equation draw:name="f25" draw:formula="0 - ?f24"/><draw:equation draw:name="f26" draw:formula="1132757 - 981228"/><draw:equation draw:name="f27" draw:formula="103173 - 981228"/><draw:equation draw:name="f28" draw:formula="sqrt(?f26 * ?f26 + ?f27 * ?f27 + 0 * 0)"/><draw:equation draw:name="f29" draw:formula="atan2(?f26, ?f27)"/><draw:equation draw:name="f30" draw:formula="?f29 + ?f1"/><draw:equation draw:name="f31" draw:formula="?f30 * ?f9 / ?f0"/><draw:equation draw:name="f32" draw:formula="0 - ?f31"/><draw:equation draw:name="f33" draw:formula="1066868 - 981228"/><draw:equation draw:name="f34" draw:formula="319420 - 981228"/><draw:equation draw:name="f35" draw:formula="sqrt(?f33 * ?f33 + ?f34 * ?f34 + 0 * 0)"/><draw:equation draw:name="f36" draw:formula="atan2(?f33, ?f34)"/><draw:equation draw:name="f37" draw:formula="?f36 + ?f1"/><draw:equation draw:name="f38" draw:formula="?f37 * ?f9 / ?f0"/><draw:equation draw:name="f39" draw:formula="0 - ?f38"/><draw:equation draw:name="f40" draw:formula="741240 / ?f10"/><draw:equation draw:name="f41" draw:formula="193591 / ?f11"/><draw:equation draw:name="f42" draw:formula="1158878 / ?f10"/><draw:equation draw:name="f43" draw:formula="17445 / ?f11"/><draw:equation draw:name="f44" draw:formula="1221217 / ?f10"/><draw:equation draw:name="f45" draw:formula="1066868 / ?f10"/><draw:equation draw:name="f46" draw:formula="319420 / ?f11"/><draw:equation draw:name="f47" draw:formula="351172 / ?f10"/><draw:equation draw:name="f48" draw:formula="1611285 / ?f10"/><draw:equation draw:name="f49" draw:formula="351172 / ?f11"/><draw:equation draw:name="f50" draw:formula="1611285 / ?f11"/><draw:equation draw:name="f51" draw:formula="21550000 - 1604214"/><draw:equation draw:name="f52" draw:formula="if(?f51, 1604214, 21550000)"/><draw:equation draw:name="f53" draw:formula="-21550000 - ?f52"/><draw:equation draw:name="f54" draw:formula="if(?f53, -21550000, ?f52)"/><draw:equation draw:name="f55" draw:formula="15183261 + ?f54"/><draw:equation draw:name="f56" draw:formula="15183261 + ?f1"/><draw:equation draw:name="f57" draw:formula="?f56 * ?f8 / ?f0"/><draw:equation draw:name="f58" draw:formula="0 - ?f57"/><draw:equation draw:name="f59" draw:formula="cos(?f58)"/><draw:equation draw:name="f60" draw:formula="0 - ?f59"/><draw:equation draw:name="f61" draw:formula="?f60 * 891034"/><draw:equation draw:name="f62" draw:formula="sin(?f58)"/><draw:equation draw:name="f63" draw:formula="0 - ?f62"/><draw:equation draw:name="f64" draw:formula="?f63 * 891034"/><draw:equation draw:name="f65" draw:formula="sqrt(?f61 * ?f61 + ?f64 * ?f64 + 0 * 0)"/><draw:equation draw:name="f66" draw:formula="891034 * 891034 / ?f65"/><draw:equation draw:name="f67" draw:formula="?f63 * ?f66"/><draw:equation draw:name="f68" draw:formula="721524 - ?f67"/><draw:equation draw:name="f69" draw:formula="?f60 * ?f66"/><draw:equation draw:name="f70" draw:formula="128882 - ?f69"/><draw:equation draw:name="f71" draw:formula="?f68 - 891034"/><draw:equation draw:name="f72" draw:formula="?f70 - 891034"/><draw:equation draw:name="f73" draw:formula="?f68 + 891034"/><draw:equation draw:name="f74" draw:formula="?f70 + 891034"/><draw:equation draw:name="f75" draw:formula="?f55 + ?f1"/><draw:equation draw:name="f76" draw:formula="?f75 * ?f8 / ?f0"/><draw:equation draw:name="f77" draw:formula="0 - ?f76"/><draw:equation draw:name="f78" draw:formula="cos(?f77)"/><draw:equation draw:name="f79" draw:formula="0 - ?f78"/><draw:equation draw:name="f80" draw:formula="?f79 * 891034"/><draw:equation draw:name="f81" draw:formula="sin(?f77)"/><draw:equation draw:name="f82" draw:formula="0 - ?f81"/><draw:equation draw:name="f83" draw:formula="?f82 * 891034"/><draw:equation draw:name="f84" draw:formula="sqrt(?f80 * ?f80 + ?f83 * ?f83 + 0 * 0)"/><draw:equation draw:name="f85" draw:formula="891034 * 891034 / ?f84"/><draw:equation draw:name="f86" draw:formula="?f82 * ?f85"/><draw:equation draw:name="f87" draw:formula="?f68 + ?f86"/><draw:equation draw:name="f88" draw:formula="?f79 * ?f85"/><draw:equation draw:name="f89" draw:formula="?f70 + ?f88"/><draw:equation draw:name="f90" draw:formula="if(?f54, 721524, ?f71)"/><draw:equation draw:name="f91" draw:formula="if(?f54, 128882, ?f72)"/><draw:equation draw:name="f92" draw:formula="if(?f54, 721524, ?f73)"/><draw:equation draw:name="f93" draw:formula="if(?f54, 128882, ?f74)"/><draw:equation draw:name="f94" draw:formula="if(?f54, ?f71, ?f87)"/><draw:equation draw:name="f95" draw:formula="if(?f54, ?f72, ?f89)"/><draw:equation draw:name="f96" draw:formula="if(?f54, ?f73, ?f87)"/><draw:equation draw:name="f97" draw:formula="if(?f54, ?f74, ?f89)"/><draw:equation draw:name="f98" draw:formula="21550000 - -1526851"/><draw:equation draw:name="f99" draw:formula="if(?f98, -1526851, 21550000)"/><draw:equation draw:name="f100" draw:formula="-21550000 - ?f99"/><draw:equation draw:name="f101" draw:formula="if(?f100, -21550000, ?f99)"/><draw:equation draw:name="f102" draw:formula="16710112 + ?f101"/><draw:equation draw:name="f103" draw:formula="16710112 + ?f1"/><draw:equation draw:name="f104" draw:formula="?f103 * ?f8 / ?f0"/><draw:equation draw:name="f105" draw:formula="0 - ?f104"/><draw:equation draw:name="f106" draw:formula="cos(?f105)"/><draw:equation draw:name="f107" draw:formula="0 - ?f106"/><draw:equation draw:name="f108" draw:formula="?f107 * 755742"/><draw:equation draw:name="f109" draw:formula="sin(?f105)"/><draw:equation draw:name="f110" draw:formula="0 - ?f109"/><draw:equation draw:name="f111" draw:formula="?f110 * 755742"/><draw:equation draw:name="f112" draw:formula="sqrt(?f108 * ?f108 + ?f111 * ?f111 + 0 * 0)"/><draw:equation draw:name="f113" draw:formula="755742 * 755742 / ?f112"/><draw:equation draw:name="f114" draw:formula="?f110 * ?f113"/><draw:equation draw:name="f115" draw:formula="1092959 - ?f114"/><draw:equation draw:name="f116" draw:formula="?f107 * ?f113"/><draw:equation draw:name="f117" draw:formula="233791 - ?f116"/><draw:equation draw:name="f118" draw:formula="?f115 - 755742"/><draw:equation draw:name="f119" draw:formula="?f117 - 755742"/><draw:equation draw:name="f120" draw:formula="?f115 + 755742"/><draw:equation draw:name="f121" draw:formula="?f117 + 755742"/><draw:equation draw:name="f122" draw:formula="?f102 + ?f1"/><draw:equation draw:name="f123" draw:formula="?f122 * ?f8 / ?f0"/><draw:equation draw:name="f124" draw:formula="0 - ?f123"/><draw:equation draw:name="f125" draw:formula="cos(?f124)"/><draw:equation draw:name="f126" draw:formula="0 - ?f125"/><draw:equation draw:name="f127" draw:formula="?f126 * 755742"/><draw:equation draw:name="f128" draw:formula="sin(?f124)"/><draw:equation draw:name="f129" draw:formula="0 - ?f128"/><draw:equation draw:name="f130" draw:formula="?f129 * 755742"/><draw:equation draw:name="f131" draw:formula="sqrt(?f127 * ?f127 + ?f130 * ?f130 + 0 * 0)"/><draw:equation draw:name="f132" draw:formula="755742 * 755742 / ?f131"/><draw:equation draw:name="f133" draw:formula="?f129 * ?f132"/><draw:equation draw:name="f134" draw:formula="?f115 + ?f133"/><draw:equation draw:name="f135" draw:formula="?f126 * ?f132"/><draw:equation draw:name="f136" draw:formula="?f117 + ?f135"/><draw:equation draw:name="f137" draw:formula="if(?f101, 1092959, ?f118)"/><draw:equation draw:name="f138" draw:formula="if(?f101, 233791, ?f119)"/><draw:equation draw:name="f139" draw:formula="if(?f101, 1092959, ?f120)"/><draw:equation draw:name="f140" draw:formula="if(?f101, 233791, ?f121)"/><draw:equation draw:name="f141" draw:formula="if(?f101, ?f118, ?f134)"/><draw:equation draw:name="f142" draw:formula="if(?f101, ?f119, ?f136)"/><draw:equation draw:name="f143" draw:formula="if(?f101, ?f120, ?f134)"/><draw:equation draw:name="f144" draw:formula="if(?f101, ?f121, ?f136)"/></draw:enhanced-geometry></draw:custom-shape></draw:g><text:span text:style-name="Default_20_Paragraph_20_Font"><text:span text:style-name="T2"> <text:s text:c="23"/></text:span></text:span><text:span text:style-name="Default_20_Paragraph_20_Font"><text:span text:style-name="T3">Team 1<text:tab/> <text:s text:c="39"/></text:span></text:span><text:span text:style-name="Default_20_Paragraph_20_Font"><text:span text:style-name="T4">Tea</text:span></text:span><text:span text:style-name="Default_20_Paragraph_20_Font"><text:span text:style-name="T3">m 2</text:span></text:span></text:p>
      <text:p text:style-name="P3"/>
      <text:p text:style-name="P1"/>
      <text:p text:style-name="P1"/>
      <text:p text:style-name="P1"/>
      <text:p text:style-name="P1"/>
      <text:p text:style-name="P1"/>
      <text:p text:style-name="Normal"><text:span text:style-name="Default_20_Paragraph_20_Font"><text:span text:style-name="T5"/></text:span></text:p>
      <text:p text:style-name="P1"><draw:custom-shape text:anchor-type="paragraph" draw:z-index="2" draw:name="Flowchart: Process 4" draw:style-name="gr9" draw:text-style-name="P20" xml:id="id1" draw:id="id1" svg:width="13.807cm" svg:height="2.744cm" svg:x="1.069cm" svg:y="-0.307cm"><text:p text:style-name="P17"><text:span text:style-name="T12"><text:s text:c="40"/></text:span><text:span text:style-name="T13">Code Checks-In</text:span></text:p><text:p text:style-name="P18"><text:span text:style-name="T14"><text:s text:c="5"/></text:span><text:span text:style-name="T14">-Developer pushes code to Bitbucket and tags their team reviewer.</text:span></text:p><text:p text:style-name="P19"><text:span text:style-name="T14"><text:s text:c="4"/></text:span><text:span text:style-name="T15"><text:s/></text:span><text:span text:style-name="T15">-Bitbucket server sends email to designated reviewer and group </text:span></text:p><text:p text:style-name="P19"><text:span text:style-name="T15"><text:s text:c="6"/></text:span><text:span text:style-name="T15">lead.</text:span></text:p><draw:enhanced-geometry svg:viewBox="0 0 1 1" draw:text-areas="?f8 ?f10 ?f9 ?f11" draw:type="non-primitive" draw:enhanced-path="M 0 0 L 1 0 1 1 0 1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p>
      <text:p text:style-name="Normal"><draw:connector text:anchor-type="paragraph" draw:z-index="7" draw:name="Elbow Connector 12" draw:style-name="gr14" draw:text-style-name="P21" draw:line-skew="-0.71cm" svg:x1="0.998cm" svg:y1="9.71cm" svg:x2="1.069cm" svg:y2="0.143cm" draw:start-shape="id3" draw:start-glue-point="3" draw:end-shape="id1" draw:end-glue-point="3" svg:d="M998 9710h-1247v-9567h1318" svg:viewBox="0 0 1319 9569"><text:p/></draw:connector><text:span text:style-name="Default_20_Paragraph_20_Font"><text:span text:style-name="T5"/></text:span></text:p>
      <text:p text:style-name="P1"/>
      <text:p text:style-name="Normal"><draw:connector text:anchor-type="paragraph" draw:z-index="3" draw:name="Straight Arrow Connector 5" draw:style-name="gr10" draw:text-style-name="P21" draw:type="line" svg:x1="7.971cm" svg:y1="-0.318cm" svg:x2="7.971cm" svg:y2="0.48cm" draw:start-shape="id1" draw:start-glue-point="2" draw:end-shape="id2" draw:end-glue-point="0" svg:d="M7971-319v799" svg:viewBox="0 0 2 801"><text:p/></draw:connector><draw:custom-shape text:anchor-type="paragraph" draw:z-index="4" draw:name="Flowchart: Process 6" draw:style-name="gr11" draw:text-style-name="P24" xml:id="id2" draw:id="id2" svg:width="13.948cm" svg:height="5.458cm" svg:x="0.998cm" svg:y="0.48cm"><text:p text:style-name="P17"><text:span text:style-name="T13"><text:s text:c="42"/></text:span><text:span text:style-name="T13">Inspections</text:span></text:p><text:p text:style-name="P22"><text:span text:style-name="T14"><text:s text:c="5"/></text:span><text:span text:style-name="T14">-Recipient examine code according to design specs</text:span></text:p><text:p text:style-name="P22"><text:span text:style-name="T14"><text:s text:c="6"/></text:span><text:span text:style-name="T14">Checklist.</text:span></text:p><text:p text:style-name="P22"><text:span text:style-name="T14"><text:s text:c="5"/></text:span><text:span text:style-name="T14">-Issues are identified and discussed with developer. In the case</text:span></text:p><text:p text:style-name="P22"><text:span text:style-name="T14"><text:s text:c="6"/></text:span><text:span text:style-name="T14">where the reviewer and the developer are in disagreement about</text:span></text:p><text:p text:style-name="P22"><text:span text:style-name="T14"><text:s text:c="6"/></text:span><text:span text:style-name="T14">changes, the issues will be brought up and resolved during one of</text:span></text:p><text:p text:style-name="P23"><text:span text:style-name="T14"><text:s text:c="6"/></text:span><text:span text:style-name="T14">the weekly council meetings.</text:span></text:p><draw:enhanced-geometry svg:viewBox="0 0 1 1" draw:text-areas="?f8 ?f10 ?f9 ?f11" draw:type="non-primitive" draw:enhanced-path="M 0 0 L 1 0 1 1 0 1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text:span text:style-name="Default_20_Paragraph_20_Font"><text:span text:style-name="T5"/></text:span></text:p>
      <text:p text:style-name="Normal"><text:span text:style-name="Default_20_Paragraph_20_Font"><text:span text:style-name="T5"/></text:span></text:p>
      <text:p text:style-name="Normal"><text:span text:style-name="Default_20_Paragraph_20_Font"><text:span text:style-name="T5"/></text:span></text:p>
      <text:p text:style-name="P1"><draw:connector text:anchor-type="paragraph" draw:z-index="9" draw:name="Elbow Connector 23" draw:style-name="gr16" draw:text-style-name="P21" draw:line-skew="0.757cm" svg:x1="14.945cm" svg:y1="0.467cm" svg:x2="14.945cm" svg:y2="8.618cm" draw:start-shape="id2" draw:start-glue-point="1" draw:end-shape="id4" draw:end-glue-point="1" svg:d="M14945 467h1293v8151h-1293" svg:viewBox="0 0 1295 8153"><text:p/></draw:connector></text:p>
      <text:p text:style-name="P1"/>
      <text:p text:style-name="Normal"><text:span text:style-name="Default_20_Paragraph_20_Font"><text:span text:style-name="T5"/></text:span></text:p>
      <text:p text:style-name="Normal"><draw:connector text:anchor-type="paragraph" draw:z-index="6" draw:name="Straight Arrow Connector 8" draw:style-name="gr13" draw:text-style-name="P21" draw:type="line" svg:x1="7.971cm" svg:y1="0.441cm" svg:x2="7.971cm" svg:y2="1.307cm" draw:start-shape="id2" draw:end-shape="id3" svg:d="M7971 441v866" svg:viewBox="0 0 2 868"><text:p/></draw:connector><text:span text:style-name="Default_20_Paragraph_20_Font"><text:span text:style-name="T5"/></text:span></text:p>
      <text:p text:style-name="Normal"><draw:custom-shape text:anchor-type="paragraph" draw:z-index="5" draw:name="Flowchart: Process 7" draw:style-name="gr12" draw:text-style-name="P20" xml:id="id3" draw:id="id3" svg:width="13.948cm" svg:height="2.146cm" svg:x="0.998cm" svg:y="0.393cm"><text:p text:style-name="P17"><text:span text:style-name="T12"><text:s text:c="45"/></text:span><text:span text:style-name="T13">Rework</text:span></text:p><text:p text:style-name="P22"><text:span text:style-name="T14"><text:s text:c="6"/></text:span><text:span text:style-name="T14">-Developer responds to defects by making the requested changes</text:span></text:p><text:p text:style-name="P22"><text:span text:style-name="T14"><text:s text:c="7"/></text:span><text:span text:style-name="T14">and re-checks the code in.</text:span></text:p><draw:enhanced-geometry svg:viewBox="0 0 1 1" draw:text-areas="?f8 ?f10 ?f9 ?f11" draw:type="non-primitive" draw:enhanced-path="M 0 0 L 1 0 1 1 0 1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text:span text:style-name="Default_20_Paragraph_20_Font"><text:span text:style-name="T5"/></text:span></text:p>
      <text:p text:style-name="P1"/>
      <text:p text:style-name="Normal"><text:span text:style-name="Default_20_Paragraph_20_Font"><text:span text:style-name="T5"/></text:span></text:p>
      <text:p text:style-name="P1"><draw:custom-shape text:anchor-type="paragraph" draw:z-index="8" draw:name="Flowchart: Process 15" draw:style-name="gr15" draw:text-style-name="P25" xml:id="id4" draw:id="id4" svg:width="13.971cm" svg:height="3.096cm" svg:x="0.975cm" svg:y="0.654cm"><text:p text:style-name="P17"><text:span text:style-name="T12"><text:s text:c="44"/></text:span><text:span text:style-name="T13">Complete</text:span></text:p><text:p text:style-name="P22"><text:span text:style-name="T14"><text:s text:c="7"/></text:span><text:span text:style-name="T14">-If no more problems are identified, the issue gets closed.</text:span></text:p><text:p text:style-name="P22"><text:span text:style-name="T14"><text:s text:c="7"/></text:span><text:span text:style-name="T14">-Commit gets marked as complete.</text:span></text:p><text:p text:style-name="P22"><text:span text:style-name="T14"><text:s text:c="7"/></text:span><text:span text:style-name="T14">-Changes get pushed to the main branch.</text:span></text:p><draw:enhanced-geometry svg:viewBox="0 0 1 1" draw:text-areas="?f8 ?f10 ?f9 ?f11" draw:type="non-primitive" draw:enhanced-path="M 0 0 L 1 0 1 1 0 1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p>
      <text:p text:style-name="P1"><text:soft-page-break/></text:p>
      <text:p text:style-name="P1">In order to maintain a high <text:span text:style-name="T10">quality </text:span>review standard, any code written and reviewed should adhere to the following checklist<text:span text:style-name="T6">s</text:span>:</text:p>
      <text:p text:style-name="P1"/>
      <text:p text:style-name="P3">Checklist for Developers</text:p>
      <text:p text:style-name="P5"><text:span text:style-name="T7">q<text:tab/></text:span><text:span text:style-name="T2">My code compiles</text:span></text:p>
      <text:p text:style-name="P5"><text:span text:style-name="T2"/></text:p>
      <text:p text:style-name="P6"><text:span text:style-name="T8">q<text:tab/></text:span>My code has been developer-tested and includes unit tests</text:p>
      <text:p text:style-name="P6"/>
      <text:list xml:id="list489630206657896173" text:style-name="L1">
        <text:list-header>
          <text:p text:style-name="P4"><text:span text:style-name="T8">q<text:tab/></text:span>My code includes doxygen formatted documentation where <text:tab/>appropriate</text:p>
          <text:p text:style-name="P4"/>
          <text:p text:style-name="P4"><text:span text:style-name="T8">q<text:tab/></text:span>My code is tidy (indentation, line length, no commented-out <text:tab/>code, no spelling mistakes, etc)<text:tab/></text:p>
          <text:p text:style-name="P4"/>
          <text:p text:style-name="P4"><text:span text:style-name="T8">q<text:tab/></text:span>I have considered proper use of exceptions<text:tab/></text:p>
          <text:p text:style-name="P4"/>
          <text:p text:style-name="P4"><text:span text:style-name="T8">q<text:tab/></text:span>I have eliminated unused imports<text:tab/></text:p>
          <text:p text:style-name="P4"/>
          <text:p text:style-name="P4"><text:span text:style-name="T8">q<text:tab/></text:span>The code follows the Coding Standards<text:tab/></text:p>
          <text:p text:style-name="P4"/>
          <text:p text:style-name="P4"><text:span text:style-name="T8">q<text:tab/></text:span>Are there any leftover test routines in the code?</text:p>
          <text:p text:style-name="P4"><text:tab/></text:p>
          <text:p text:style-name="P4"><text:span text:style-name="T8">q<text:tab/></text:span>Are there any hardcoded, development only things still in the <text:tab/>code?<text:tab/></text:p>
          <text:p text:style-name="P4"/>
          <text:p text:style-name="P4"><text:span text:style-name="T8">q<text:tab/></text:span>Was performance considered?<text:tab/></text:p>
          <text:p text:style-name="P4"/>
          <text:p text:style-name="P4"><text:span text:style-name="T8">q<text:tab/></text:span>Was security considered?</text:p>
        </text:list-header>
      </text:list>
      <text:p text:style-name="P8"><text:soft-page-break/><text:span text:style-name="T9">Checklist for Reviewers</text:span></text:p>
      <text:list xml:id="list114911572392188" text:continue-numbering="true" text:style-name="L1">
        <text:list-header>
          <text:p text:style-name="P4"><text:span text:style-name="T8">q<text:tab/></text:span>Comments are comprehensible and add something to the <text:tab/>maintainability of the code</text:p>
          <text:p text:style-name="P4"/>
          <text:p text:style-name="P4"><text:span text:style-name="T8">q<text:tab/></text:span>Comments are neither superfluous nor scarce<text:tab/></text:p>
          <text:p text:style-name="P4"/>
          <text:p text:style-name="P4"><text:span text:style-name="T8">q<text:tab/></text:span>Types have been generalized where possible<text:tab/></text:p>
          <text:p text:style-name="P4"/>
          <text:p text:style-name="P4"><text:span text:style-name="T8">q<text:tab/></text:span>Exceptions have been used appropriately<text:tab/></text:p>
          <text:p text:style-name="P4"/>
          <text:p text:style-name="P4"><text:span text:style-name="T8">q<text:tab/></text:span>Repetitive code has been factored out<text:tab/></text:p>
          <text:p text:style-name="P4"/>
          <text:p text:style-name="P4"><text:span text:style-name="T8">q<text:tab/></text:span>Functions have all been defined appropriately<text:tab/></text:p>
          <text:p text:style-name="P4"/>
          <text:p text:style-name="P4"><text:span text:style-name="T8">q<text:tab/></text:span>Classes have been designed to undertake one task only<text:tab/><text:tab/></text:p>
          <text:p text:style-name="P4"><text:span text:style-name="T8">q<text:tab/></text:span>Unit tests are present and correct<text:tab/></text:p>
          <text:p text:style-name="P4"/>
          <text:p text:style-name="P4"><text:span text:style-name="T8">q<text:tab/></text:span>Common errors have been checked for<text:tab/></text:p>
          <text:p text:style-name="P4"><text:tab/></text:p>
          <text:p text:style-name="P4"><text:span text:style-name="T8">q<text:tab/></text:span>Any security concerns have been addressed</text:p>
          <text:p text:style-name="P4"><text:tab/></text:p>
          <text:p text:style-name="P4"><text:span text:style-name="T8">q<text:tab/></text:span>Performance was considered<text:tab/></text:p>
          <text:p text:style-name="P4"/>
          <text:p text:style-name="P4"><text:span text:style-name="T8">q<text:tab/></text:span>The functionality fits the current design for the game<text:tab/></text:p>
          <text:p text:style-name="P4"/>
          <text:p text:style-name="P4"><text:span text:style-name="T8">q<text:tab/></text:span>The code is unit testable<text:tab/></text:p>
          <text:p text:style-name="P4"/>
          <text:p text:style-name="P4"><text:span text:style-name="T8">q<text:tab/></text:span>The code complies to coding standards<text:tab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gbats" svg:font-family="Dingbats" style:font-pitch="variable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"/>
    <style:font-face style:name="Courier New" svg:font-family="'Courier New'" style:font-family-generic="modern" style:font-pitch="fixed"/>
    <style:font-face style:name="Calibri2" svg:font-family="Calibri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draw:marker draw:name="a35" svg:viewBox="0 0 20 30" svg:d="M10 0l-10 30h20z"/>
    <draw:marker draw:name="a37" svg:viewBox="0 0 20 30" svg:d="M10 0l-10 30h20z"/>
    <draw:marker draw:name="a40" svg:viewBox="0 0 20 30" svg:d="M10 0l-10 30h20z"/>
    <draw:marker draw:name="a43" svg:viewBox="0 0 20 30" svg:d="M10 0l-10 30h20z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Madalin Ilie</meta:initial-creator>
    <meta:creation-date>2017-02-10T16:12:00Z</meta:creation-date>
    <dc:date>2017-02-10T11:49:10.141414567</dc:date>
    <meta:editing-cycles>6</meta:editing-cycles>
    <meta:editing-duration>PT2H1M39S</meta:editing-duration>
    <meta:document-statistic meta:table-count="0" meta:image-count="0" meta:object-count="0" meta:page-count="3" meta:paragraph-count="51" meta:word-count="300" meta:character-count="1659" meta:non-whitespace-character-count="1342"/>
    <meta:template xlink:type="simple" xlink:actuate="onRequest" xlink:title="" xlink:href="../../../../../Downloads/CodeReviewProcess.odt/Normal.dotm"/>
  </office:meta>
</office:document-meta>
</file>